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7pt"/>
    </style:style>
    <style:style style:name="ro1" style:family="table-row">
      <style:table-row-properties style:row-height="12.81pt" fo:break-before="auto" style:use-optimal-row-height="true"/>
    </style:style>
    <style:style style:name="ro2" style:family="table-row">
      <style:table-row-properties style:row-height="102.76pt" fo:break-before="auto" style:use-optimal-row-height="true"/>
    </style:style>
    <style:style style:name="ro3" style:family="table-row">
      <style:table-row-properties style:row-height="69pt" fo:break-before="auto" style:use-optimal-row-height="true"/>
    </style:style>
    <style:style style:name="ro4" style:family="table-row">
      <style:table-row-properties style:row-height="57.74pt" fo:break-before="auto" style:use-optimal-row-height="true"/>
    </style:style>
    <style:style style:name="ro5" style:family="table-row">
      <style:table-row-properties style:row-height="80.2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crape_2" table:style-name="ta1">
        <table:table-column table:style-name="co1" table:number-columns-repeated="1024" table:default-cell-style-name="ce1"/>
        <table:table-row table:style-name="ro1">
          <table:table-cell office:value-type="string" calcext:value-type="string">
            <text:p>n</text:p>
          </table:table-cell>
          <table:table-cell office:value-type="string" calcext:value-type="string">
            <text:p>title</text:p>
          </table:table-cell>
          <table:table-cell office:value-type="string" calcext:value-type="string">
            <text:p>author</text:p>
          </table:table-cell>
          <table:table-cell office:value-type="string" calcext:value-type="string">
            <text:p>rating</text:p>
          </table:table-cell>
          <table:table-cell office:value-type="string" calcext:value-type="string">
            <text:p>num_ratings</text:p>
          </table:table-cell>
          <table:table-cell office:value-type="string" calcext:value-type="string">
            <text:p>num_reviews</text:p>
          </table:table-cell>
          <table:table-cell office:value-type="string" calcext:value-type="string">
            <text:p>descrip</text:p>
          </table:table-cell>
          <table:table-cell office:value-type="string" calcext:value-type="string">
            <text:p>binding</text:p>
          </table:table-cell>
          <table:table-cell office:value-type="string" calcext:value-type="string">
            <text:p>edition</text:p>
          </table:table-cell>
          <table:table-cell office:value-type="string" calcext:value-type="string">
            <text:p>pages</text:p>
          </table:table-cell>
          <table:table-cell office:value-type="string" calcext:value-type="string">
            <text:p>published_on</text:p>
          </table:table-cell>
          <table:table-cell office:value-type="string" calcext:value-type="string">
            <text:p>genres</text:p>
          </table:table-cell>
          <table:table-cell table:number-columns-repeated="1012"/>
        </table:table-row>
        <table:table-row table:style-name="ro2">
          <table:table-cell office:value-type="float" office:value="100000" calcext:value-type="float">
            <text:p>100000</text:p>
          </table:table-cell>
          <table:table-cell office:value-type="string" calcext:value-type="string">
            <text:p/>
            <text:p>      The Best American Political Writing 2004: Special Election Year Edition</text:p>
            <text:p/>
          </table:table-cell>
          <table:table-cell office:value-type="string" calcext:value-type="string">
            <text:p>Royce Flippin</text:p>
          </table:table-cell>
          <table:table-cell office:value-type="string" calcext:value-type="string">
            <text:p/>
            <text:p>  4.18</text:p>
            <text:p/>
          </table:table-cell>
          <table:table-cell office:value-type="string" calcext:value-type="string">
            <text:p/>
            <text:p/>
            <text:p>  11</text:p>
            <text:p>  ratings</text:p>
            <text:p/>
          </table:table-cell>
          <table:table-cell office:value-type="string" calcext:value-type="string">
            <text:p/>
            <text:p/>
            <text:p>    1</text:p>
            <text:p>    review</text:p>
            <text:p/>
          </table:table-cell>
          <table:table-cell office:value-type="string" calcext:value-type="string">
            <text:p>The Best American Political Writing 2004 preserves the most incisive, controversial, and entertaining writing about the notable events and people of 2003 and the first half of 2004. The past twelve months have provided no shortage of topics for heated political conversation. From Saddam's capture to Arnold's victory in the California recall election; from the controversy over Iraq's weapons of mass destruction to the contest for the Democratic presidential nomination, 2004 provided an excess of political fodder for commentary from all sides. Selections from the country's finest political writers, including Al Franken, Ron Suskind, Jonathan Chait, Jeffrey Toobin, George Will, Paul Krugman, George Packer, Charles Krauthammer, William Safire, Molly Ivins, Franklin Foer, Spencer Ackerman, Robert Kagan, Bill Kristol, and many others can be found in this volume. Gathering the best writings from the nation's leading publications, including the New York Times , Washington Post , The New Yorker , The Nation , Atlantic Monthly , New Republic , Weekly Standard , Foreign Affairs , Vanity Fair and Salon.com , as well as from think tanks such as the American Enterprise Institute and the Brookings Institution, Flippin culls the best writing on the year's most talked-about topics.</text:p>
          </table:table-cell>
          <table:table-cell office:value-type="string" calcext:value-type="string">
            <text:p>Paperback</text:p>
          </table:table-cell>
          <table:table-cell/>
          <table:table-cell office:value-type="string" calcext:value-type="string">
            <text:p>400 pages</text:p>
          </table:table-cell>
          <table:table-cell office:value-type="string" calcext:value-type="string">
            <text:p/>
            <text:p>            Published</text:p>
            <text:p>        September 20th 2004</text:p>
            <text:p>         by PublicAffairs</text:p>
            <text:p/>
            <text:p>            </text:p>
            <text:p>              (first published 2004)</text:p>
            <text:p>            </text:p>
            <text:p/>
          </table:table-cell>
          <table:table-cell office:value-type="string" calcext:value-type="string">
            <text:p>['Politics']</text:p>
          </table:table-cell>
          <table:table-cell table:number-columns-repeated="1012"/>
        </table:table-row>
        <table:table-row table:style-name="ro2">
          <table:table-cell office:value-type="float" office:value="100001" calcext:value-type="float">
            <text:p>100001</text:p>
          </table:table-cell>
          <table:table-cell office:value-type="string" calcext:value-type="string">
            <text:p/>
            <text:p>      Stephen Hawking's Universe</text:p>
            <text:p/>
          </table:table-cell>
          <table:table-cell office:value-type="string" calcext:value-type="string">
            <text:p>John Boslough</text:p>
          </table:table-cell>
          <table:table-cell office:value-type="string" calcext:value-type="string">
            <text:p/>
            <text:p>  4.04</text:p>
            <text:p/>
          </table:table-cell>
          <table:table-cell office:value-type="string" calcext:value-type="string">
            <text:p/>
            <text:p/>
            <text:p>  674</text:p>
            <text:p>  ratings</text:p>
            <text:p/>
          </table:table-cell>
          <table:table-cell office:value-type="string" calcext:value-type="string">
            <text:p/>
            <text:p/>
            <text:p>    31</text:p>
            <text:p>    reviews</text:p>
            <text:p/>
          </table:table-cell>
          <table:table-cell office:value-type="string" calcext:value-type="string">
            <text:p>Here is an intimate glimpse of the greatest scientist of our day, the brilliant physicist confined to a wheelchair whose A Brief History of Time has become the first worldwide scientific bestseller of the century. The story of Stephen Hawking's relentless quest for the secret of the origins of the universe will change forever the way you look at the stars . . . and your place among them.</text:p>
          </table:table-cell>
          <table:table-cell office:value-type="string" calcext:value-type="string">
            <text:p>Paperback</text:p>
          </table:table-cell>
          <table:table-cell/>
          <table:table-cell office:value-type="string" calcext:value-type="string">
            <text:p>127 pages</text:p>
          </table:table-cell>
          <table:table-cell office:value-type="string" calcext:value-type="string">
            <text:p/>
            <text:p>            Published</text:p>
            <text:p>        1989</text:p>
            <text:p>         by Fontana Paperbacks</text:p>
            <text:p/>
            <text:p>            </text:p>
            <text:p>              (first published July 1st 1984)</text:p>
            <text:p>            </text:p>
            <text:p/>
          </table:table-cell>
          <table:table-cell office:value-type="string" calcext:value-type="string">
            <text:p>['Science', 'Nonfiction', 'Science', 'Biography', 'Science']</text:p>
          </table:table-cell>
          <table:table-cell table:number-columns-repeated="1012"/>
        </table:table-row>
        <table:table-row table:style-name="ro3">
          <table:table-cell office:value-type="float" office:value="100002" calcext:value-type="float">
            <text:p>100002</text:p>
          </table:table-cell>
          <table:table-cell office:value-type="string" calcext:value-type="string">
            <text:p/>
            <text:p>      Beyond The Black Hole: Stephen Hawking's Universe</text:p>
            <text:p/>
          </table:table-cell>
          <table:table-cell office:value-type="string" calcext:value-type="string">
            <text:p>John Boslough</text:p>
          </table:table-cell>
          <table:table-cell office:value-type="string" calcext:value-type="string">
            <text:p/>
            <text:p>  3.20</text:p>
            <text:p/>
          </table:table-cell>
          <table:table-cell office:value-type="string" calcext:value-type="string">
            <text:p/>
            <text:p/>
            <text:p>  10</text:p>
            <text:p>  ratings</text:p>
            <text:p/>
          </table:table-cell>
          <table:table-cell office:value-type="string" calcext:value-type="string">
            <text:p/>
            <text:p/>
            <text:p>    0</text:p>
            <text:p>    reviews</text:p>
            <text:p/>
          </table:table-cell>
          <table:table-cell/>
          <table:table-cell office:value-type="string" calcext:value-type="string">
            <text:p>Hardcover</text:p>
          </table:table-cell>
          <table:table-cell/>
          <table:table-cell office:value-type="string" calcext:value-type="string">
            <text:p>144 pages</text:p>
          </table:table-cell>
          <table:table-cell office:value-type="string" calcext:value-type="string">
            <text:p/>
            <text:p>            Published</text:p>
            <text:p>        1985</text:p>
            <text:p>         by HarperCollins Publishers</text:p>
            <text:p/>
            <text:p>      </text:p>
          </table:table-cell>
          <table:table-cell office:value-type="string" calcext:value-type="string">
            <text:p>['Science', 'Nonfiction']</text:p>
          </table:table-cell>
          <table:table-cell table:number-columns-repeated="1012"/>
        </table:table-row>
        <table:table-row table:style-name="ro2">
          <table:table-cell office:value-type="float" office:value="100003" calcext:value-type="float">
            <text:p>100003</text:p>
          </table:table-cell>
          <table:table-cell office:value-type="string" calcext:value-type="string">
            <text:p/>
            <text:p>      Stephen Hawking's Life Works: The Cambridge Lectures</text:p>
            <text:p/>
          </table:table-cell>
          <table:table-cell office:value-type="string" calcext:value-type="string">
            <text:p>Stephen Hawking</text:p>
          </table:table-cell>
          <table:table-cell office:value-type="string" calcext:value-type="string">
            <text:p/>
            <text:p>  4.38</text:p>
            <text:p/>
          </table:table-cell>
          <table:table-cell office:value-type="string" calcext:value-type="string">
            <text:p/>
            <text:p/>
            <text:p>  81</text:p>
            <text:p>  ratings</text:p>
            <text:p/>
          </table:table-cell>
          <table:table-cell office:value-type="string" calcext:value-type="string">
            <text:p/>
            <text:p/>
            <text:p>    7</text:p>
            <text:p>    reviews</text:p>
            <text:p/>
          </table:table-cell>
          <table:table-cell/>
          <table:table-cell office:value-type="string" calcext:value-type="string">
            <text:p>Audio</text:p>
          </table:table-cell>
          <table:table-cell/>
          <table:table-cell office:value-type="string" calcext:value-type="string">
            <text:p>0 pages</text:p>
          </table:table-cell>
          <table:table-cell office:value-type="string" calcext:value-type="string">
            <text:p/>
            <text:p>            Published</text:p>
            <text:p>        February 1st 1994</text:p>
            <text:p>         by Audio Literature</text:p>
            <text:p/>
            <text:p>            </text:p>
            <text:p>              (first published 1994)</text:p>
            <text:p>            </text:p>
            <text:p/>
          </table:table-cell>
          <table:table-cell office:value-type="string" calcext:value-type="string">
            <text:p>['Science', 'Science', 'Nonfiction']</text:p>
          </table:table-cell>
          <table:table-cell table:number-columns-repeated="1012"/>
        </table:table-row>
        <table:table-row table:style-name="ro3">
          <table:table-cell office:value-type="float" office:value="100004" calcext:value-type="float">
            <text:p>100004</text:p>
          </table:table-cell>
          <table:table-cell office:value-type="string" calcext:value-type="string">
            <text:p/>
            <text:p>      Stephen Hawking: Understanding the Universe</text:p>
            <text:p/>
          </table:table-cell>
          <table:table-cell office:value-type="string" calcext:value-type="string">
            <text:p>Gail Sakurai</text:p>
          </table:table-cell>
          <table:table-cell office:value-type="string" calcext:value-type="string">
            <text:p/>
            <text:p>  3.80</text:p>
            <text:p/>
          </table:table-cell>
          <table:table-cell office:value-type="string" calcext:value-type="string">
            <text:p/>
            <text:p/>
            <text:p>  5</text:p>
            <text:p>  ratings</text:p>
            <text:p/>
          </table:table-cell>
          <table:table-cell office:value-type="string" calcext:value-type="string">
            <text:p/>
            <text:p/>
            <text:p>    0</text:p>
            <text:p>    reviews</text:p>
            <text:p/>
          </table:table-cell>
          <table:table-cell/>
          <table:table-cell office:value-type="string" calcext:value-type="string">
            <text:p>Hardcover</text:p>
          </table:table-cell>
          <table:table-cell/>
          <table:table-cell office:value-type="string" calcext:value-type="string">
            <text:p>30 pages</text:p>
          </table:table-cell>
          <table:table-cell office:value-type="string" calcext:value-type="string">
            <text:p/>
            <text:p>            Published</text:p>
            <text:p>        September 1st 1996</text:p>
            <text:p>         by Turtleback Books</text:p>
            <text:p/>
            <text:p>      </text:p>
          </table:table-cell>
          <table:table-cell office:value-type="string" calcext:value-type="string">
            <text:p>[]</text:p>
          </table:table-cell>
          <table:table-cell table:number-columns-repeated="1012"/>
        </table:table-row>
        <table:table-row table:style-name="ro2">
          <table:table-cell office:value-type="float" office:value="100005" calcext:value-type="float">
            <text:p>100005</text:p>
          </table:table-cell>
          <table:table-cell office:value-type="string" calcext:value-type="string">
            <text:p/>
            <text:p>      In Search of SchrĂ¶dinger's Cat</text:p>
            <text:p/>
          </table:table-cell>
          <table:table-cell office:value-type="string" calcext:value-type="string">
            <text:p>John Gribbin</text:p>
          </table:table-cell>
          <table:table-cell office:value-type="string" calcext:value-type="string">
            <text:p/>
            <text:p>  4.02</text:p>
            <text:p/>
          </table:table-cell>
          <table:table-cell office:value-type="string" calcext:value-type="string">
            <text:p/>
            <text:p/>
            <text:p>  16,756</text:p>
            <text:p>  ratings</text:p>
            <text:p/>
          </table:table-cell>
          <table:table-cell office:value-type="string" calcext:value-type="string">
            <text:p/>
            <text:p/>
            <text:p>    416</text:p>
            <text:p>    reviews</text:p>
            <text:p/>
          </table:table-cell>
          <table:table-cell office:value-type="string" calcext:value-type="string">
            <text:p>Quantum theory is so shocking that Einstein could not bring himself to accept it. It is so important that it provides the fundamental underpinning of all modern sciences. Without it, we'd have no computers, no science of molecular biology, no understanding of DNA, no genetic engineering.In Search of Schrodinger's Cat tells the complete story of quantum mechanics, a truth stranger than any fiction. John Gribbin takes us step by step into an even more bizarre and fascinating place, requiring only that we approach it with an open mind. He introduces the scientists who developed quantum theory. He investigates the atom, radiation, time travel, the birth of the universe, super conductors and life itself. And in a world full of its own delights, mysteries and surprises, he searches for Schrodinger's Cat - a search for quantum reality - as he brings every reader to a clear understanding of the most important area of scientific study today - quantum physics.In Search of Schrodinger's Cat is a fascinating and delightful introduction to the strange world of the quantum - an essential element in understanding today's world.</text:p>
          </table:table-cell>
          <table:table-cell office:value-type="string" calcext:value-type="string">
            <text:p>Paperback</text:p>
          </table:table-cell>
          <table:table-cell/>
          <table:table-cell office:value-type="string" calcext:value-type="string">
            <text:p>302 pages</text:p>
          </table:table-cell>
          <table:table-cell office:value-type="string" calcext:value-type="string">
            <text:p/>
            <text:p>            Published</text:p>
            <text:p>        1991</text:p>
            <text:p>         by Black Swan</text:p>
            <text:p/>
            <text:p>            </text:p>
            <text:p>              (first published September 1984)</text:p>
            <text:p>            </text:p>
            <text:p/>
          </table:table-cell>
          <table:table-cell office:value-type="string" calcext:value-type="string">
            <text:p>['Science', 'Nonfiction', 'Science', 'Science', 'Philosophy']</text:p>
          </table:table-cell>
          <table:table-cell table:number-columns-repeated="1012"/>
        </table:table-row>
        <table:table-row table:style-name="ro2">
          <table:table-cell office:value-type="float" office:value="100006" calcext:value-type="float">
            <text:p>100006</text:p>
          </table:table-cell>
          <table:table-cell office:value-type="string" calcext:value-type="string">
            <text:p/>
            <text:p>      SchrĂ¶dinger's Kittens and the Search for Reality: Solving the Quantum Mysteries</text:p>
            <text:p/>
          </table:table-cell>
          <table:table-cell office:value-type="string" calcext:value-type="string">
            <text:p>John Gribbin</text:p>
          </table:table-cell>
          <table:table-cell office:value-type="string" calcext:value-type="string">
            <text:p/>
            <text:p>  4.05</text:p>
            <text:p/>
          </table:table-cell>
          <table:table-cell office:value-type="string" calcext:value-type="string">
            <text:p/>
            <text:p/>
            <text:p>  1,430</text:p>
            <text:p>  ratings</text:p>
            <text:p/>
          </table:table-cell>
          <table:table-cell office:value-type="string" calcext:value-type="string">
            <text:p/>
            <text:p/>
            <text:p>    58</text:p>
            <text:p>    reviews</text:p>
            <text:p/>
          </table:table-cell>
          <table:table-cell office:value-type="string" calcext:value-type="string">
            <text:p>In this eagerly anticipated sequel to the classic bestseller In Search of Schrodinger's Cat, John Gribbin digs even deeper into the mysterious and confounding world of quantum mechanics. Gribbin takes infinitely complex, mind-bending experiments, brings them to life, and makes them accessible to the lay reader. Under his deft guidance, we can begin to grasp the fundamental riddle of today's quantum mechanics: how a single photon can be seen going in two directions at once. Along the way, Gribbin reveals some fascinating discoveries: how quantum particles could one day be used in a Star Trek-type teleportation system, and how quantum cryptographers have developed ways of making unbreakable codes using quantum effects.Schrodinger's Kittens and the Search for Reality illuminates the world's most intriguing and enigmatic scientific phenomenon - and shows how the "impossible dreams" of such legendary scientists as Bohr, Feynman, and Einstein may soon become reality.</text:p>
          </table:table-cell>
          <table:table-cell office:value-type="string" calcext:value-type="string">
            <text:p>Paperback</text:p>
          </table:table-cell>
          <table:table-cell/>
          <table:table-cell office:value-type="string" calcext:value-type="string">
            <text:p>272 pages</text:p>
          </table:table-cell>
          <table:table-cell office:value-type="string" calcext:value-type="string">
            <text:p/>
            <text:p>            Published</text:p>
            <text:p>        May 1996</text:p>
            <text:p>         by Back Bay Books</text:p>
            <text:p/>
            <text:p>            </text:p>
            <text:p>              (first published 1984)</text:p>
            <text:p>            </text:p>
            <text:p/>
          </table:table-cell>
          <table:table-cell office:value-type="string" calcext:value-type="string">
            <text:p>['Science', 'Science', 'Nonfiction', 'Science']</text:p>
          </table:table-cell>
          <table:table-cell table:number-columns-repeated="1012"/>
        </table:table-row>
        <table:table-row table:style-name="ro3">
          <table:table-cell office:value-type="float" office:value="100007" calcext:value-type="float">
            <text:p>100007</text:p>
          </table:table-cell>
          <table:table-cell office:value-type="string" calcext:value-type="string">
            <text:p/>
            <text:p>      Detective Dog and the Search for Cat</text:p>
            <text:p/>
          </table:table-cell>
          <table:table-cell office:value-type="string" calcext:value-type="string">
            <text:p>Sandi Hill</text:p>
          </table:table-cell>
          <table:table-cell office:value-type="string" calcext:value-type="string">
            <text:p/>
            <text:p>  3.50</text:p>
            <text:p/>
          </table:table-cell>
          <table:table-cell office:value-type="string" calcext:value-type="string">
            <text:p/>
            <text:p/>
            <text:p>  4</text:p>
            <text:p>  ratings</text:p>
            <text:p/>
          </table:table-cell>
          <table:table-cell office:value-type="string" calcext:value-type="string">
            <text:p/>
            <text:p/>
            <text:p>    1</text:p>
            <text:p>    review</text:p>
            <text:p/>
          </table:table-cell>
          <table:table-cell/>
          <table:table-cell office:value-type="string" calcext:value-type="string">
            <text:p>Paperback</text:p>
          </table:table-cell>
          <table:table-cell/>
          <table:table-cell office:value-type="string" calcext:value-type="string">
            <text:p>16 pages</text:p>
          </table:table-cell>
          <table:table-cell office:value-type="string" calcext:value-type="string">
            <text:p/>
            <text:p>            Published</text:p>
            <text:p>        March 1st 1998</text:p>
            <text:p>         by Creative Teaching Press</text:p>
            <text:p/>
            <text:p>      </text:p>
          </table:table-cell>
          <table:table-cell office:value-type="string" calcext:value-type="string">
            <text:p>[]</text:p>
          </table:table-cell>
          <table:table-cell table:number-columns-repeated="1012"/>
        </table:table-row>
        <table:table-row table:style-name="ro3">
          <table:table-cell office:value-type="float" office:value="100008" calcext:value-type="float">
            <text:p>100008</text:p>
          </table:table-cell>
          <table:table-cell office:value-type="string" calcext:value-type="string">
            <text:p/>
            <text:p>      In Search Of Cats</text:p>
            <text:p/>
          </table:table-cell>
          <table:table-cell office:value-type="string" calcext:value-type="string">
            <text:p>Howard Loxton</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table:table-cell office:value-type="string" calcext:value-type="string">
            <text:p>Unknown Binding</text:p>
          </table:table-cell>
          <table:table-cell/>
          <table:table-cell office:value-type="string" calcext:value-type="string">
            <text:p>94 pages</text:p>
          </table:table-cell>
          <table:table-cell office:value-type="string" calcext:value-type="string">
            <text:p/>
            <text:p>            Published</text:p>
            <text:p>        1976</text:p>
            <text:p>         by Excalibur Books</text:p>
            <text:p/>
            <text:p>      </text:p>
          </table:table-cell>
          <table:table-cell office:value-type="string" calcext:value-type="string">
            <text:p>[]</text:p>
          </table:table-cell>
          <table:table-cell table:number-columns-repeated="1012"/>
        </table:table-row>
        <table:table-row table:style-name="ro3">
          <table:table-cell office:value-type="float" office:value="100009" calcext:value-type="float">
            <text:p>100009</text:p>
          </table:table-cell>
          <table:table-cell office:value-type="string" calcext:value-type="string">
            <text:p/>
            <text:p>      Reward, Lost Cat, The Search For Spock</text:p>
            <text:p/>
          </table:table-cell>
          <table:table-cell office:value-type="string" calcext:value-type="string">
            <text:p>Donald Weiser</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table:table-cell office:value-type="string" calcext:value-type="string">
            <text:p>Paperback</text:p>
          </table:table-cell>
          <table:table-cell table:number-columns-repeated="2"/>
          <table:table-cell office:value-type="string" calcext:value-type="string">
            <text:p/>
            <text:p>            Published</text:p>
            <text:p>        </text:p>
            <text:p>         by Booklocker.com</text:p>
            <text:p/>
            <text:p>      </text:p>
          </table:table-cell>
          <table:table-cell office:value-type="string" calcext:value-type="string">
            <text:p>[]</text:p>
          </table:table-cell>
          <table:table-cell table:number-columns-repeated="1012"/>
        </table:table-row>
        <table:table-row table:style-name="ro3">
          <table:table-cell office:value-type="float" office:value="100010" calcext:value-type="float">
            <text:p>100010</text:p>
          </table:table-cell>
          <table:table-cell office:value-type="string" calcext:value-type="string">
            <text:p/>
            <text:p>      Beast of Never, Cat of God: The Search for the Eastern Puma</text:p>
            <text:p/>
          </table:table-cell>
          <table:table-cell office:value-type="string" calcext:value-type="string">
            <text:p>Bob Butz</text:p>
          </table:table-cell>
          <table:table-cell office:value-type="string" calcext:value-type="string">
            <text:p/>
            <text:p>  3.22</text:p>
            <text:p/>
          </table:table-cell>
          <table:table-cell office:value-type="string" calcext:value-type="string">
            <text:p/>
            <text:p/>
            <text:p>  27</text:p>
            <text:p>  ratings</text:p>
            <text:p/>
          </table:table-cell>
          <table:table-cell office:value-type="string" calcext:value-type="string">
            <text:p/>
            <text:p/>
            <text:p>    6</text:p>
            <text:p>    reviews</text:p>
            <text:p/>
          </table:table-cell>
          <table:table-cell/>
          <table:table-cell office:value-type="string" calcext:value-type="string">
            <text:p>Hardcover</text:p>
          </table:table-cell>
          <table:table-cell/>
          <table:table-cell office:value-type="string" calcext:value-type="string">
            <text:p>280 pages</text:p>
          </table:table-cell>
          <table:table-cell office:value-type="string" calcext:value-type="string">
            <text:p/>
            <text:p>            Published</text:p>
            <text:p>        January 1st 2005</text:p>
            <text:p>         by Lyons Press</text:p>
            <text:p/>
            <text:p>      </text:p>
          </table:table-cell>
          <table:table-cell office:value-type="string" calcext:value-type="string">
            <text:p>['Nonfiction', 'Science']</text:p>
          </table:table-cell>
          <table:table-cell table:number-columns-repeated="1012"/>
        </table:table-row>
        <table:table-row table:style-name="ro2">
          <table:table-cell office:value-type="float" office:value="100011" calcext:value-type="float">
            <text:p>100011</text:p>
          </table:table-cell>
          <table:table-cell office:value-type="string" calcext:value-type="string">
            <text:p/>
            <text:p>      In Search of Schopenhauer's Cat: Arthur Schopenhauer's Quantum-Mystical Theory of Justice</text:p>
            <text:p/>
          </table:table-cell>
          <table:table-cell office:value-type="string" calcext:value-type="string">
            <text:p>Raymond B. Marcin</text:p>
          </table:table-cell>
          <table:table-cell office:value-type="string" calcext:value-type="string">
            <text:p/>
            <text:p>  3.43</text:p>
            <text:p/>
          </table:table-cell>
          <table:table-cell office:value-type="string" calcext:value-type="string">
            <text:p/>
            <text:p/>
            <text:p>  7</text:p>
            <text:p>  ratings</text:p>
            <text:p/>
          </table:table-cell>
          <table:table-cell office:value-type="string" calcext:value-type="string">
            <text:p/>
            <text:p/>
            <text:p>    0</text:p>
            <text:p>    reviews</text:p>
            <text:p/>
          </table:table-cell>
          <table:table-cell office:value-type="string" calcext:value-type="string">
            <text:p>Arthur Schopenhauer's theory of justice is radical. Justice, inSchopenhauer's system of thought, is not an epistemologicalconstruct. It is neither rights based nor process based. It rejects theconcept of individual moral duty as vehemently as it embraces theconcept of collective moral guilt. For Schopenhauer, justice is not away of assessing reality. It is a facet of reality itself. Schopenhauer'stheory of justice is ontology - a study of being itself. In this bookRaymond B. Marcin offers several reasons why a review and areevaluation of Schopenhauer's theory of justice are worthwhile now, almost two hundred years after it was first formulated</text:p>
          </table:table-cell>
          <table:table-cell office:value-type="string" calcext:value-type="string">
            <text:p>Hardcover</text:p>
          </table:table-cell>
          <table:table-cell/>
          <table:table-cell office:value-type="string" calcext:value-type="string">
            <text:p>193 pages</text:p>
          </table:table-cell>
          <table:table-cell office:value-type="string" calcext:value-type="string">
            <text:p/>
            <text:p>            Published</text:p>
            <text:p>        February 3rd 2006</text:p>
            <text:p>         by Catholic University of America Press</text:p>
            <text:p/>
            <text:p>            </text:p>
            <text:p>              (first published February 2006)</text:p>
            <text:p>            </text:p>
            <text:p/>
          </table:table-cell>
          <table:table-cell office:value-type="string" calcext:value-type="string">
            <text:p>['Philosophy']</text:p>
          </table:table-cell>
          <table:table-cell table:number-columns-repeated="1012"/>
        </table:table-row>
        <table:table-row table:style-name="ro3">
          <table:table-cell office:value-type="float" office:value="100012" calcext:value-type="float">
            <text:p>100012</text:p>
          </table:table-cell>
          <table:table-cell office:value-type="string" calcext:value-type="string">
            <text:p/>
            <text:p>      The Wonderful Journey Of Cameron Cat</text:p>
            <text:p/>
          </table:table-cell>
          <table:table-cell office:value-type="string" calcext:value-type="string">
            <text:p>Marjorie Newman</text:p>
          </table:table-cell>
          <table:table-cell office:value-type="string" calcext:value-type="string">
            <text:p/>
            <text:p>  5.00</text:p>
            <text:p/>
          </table:table-cell>
          <table:table-cell office:value-type="string" calcext:value-type="string">
            <text:p/>
            <text:p/>
            <text:p>  1</text:p>
            <text:p>  rating</text:p>
            <text:p/>
          </table:table-cell>
          <table:table-cell office:value-type="string" calcext:value-type="string">
            <text:p/>
            <text:p/>
            <text:p>    0</text:p>
            <text:p>    reviews</text:p>
            <text:p/>
          </table:table-cell>
          <table:table-cell/>
          <table:table-cell office:value-type="string" calcext:value-type="string">
            <text:p>Paperback</text:p>
          </table:table-cell>
          <table:table-cell table:number-columns-repeated="2"/>
          <table:table-cell office:value-type="string" calcext:value-type="string">
            <text:p/>
            <text:p>            Published</text:p>
            <text:p>        May 4th 1998</text:p>
            <text:p>         by Walker Books Ltd</text:p>
            <text:p/>
            <text:p>      </text:p>
          </table:table-cell>
          <table:table-cell office:value-type="string" calcext:value-type="string">
            <text:p>[]</text:p>
          </table:table-cell>
          <table:table-cell table:number-columns-repeated="1012"/>
        </table:table-row>
        <table:table-row table:style-name="ro4">
          <table:table-cell office:value-type="float" office:value="100013" calcext:value-type="float">
            <text:p>100013</text:p>
          </table:table-cell>
          <table:table-cell office:value-type="string" calcext:value-type="string">
            <text:p/>
            <text:p>      Witches, Ghosts, And Goblins: A Spooky Search For Miranda's Cat</text:p>
            <text:p/>
          </table:table-cell>
          <table:table-cell office:value-type="string" calcext:value-type="string">
            <text:p>Ruthanna Long</text:p>
          </table:table-cell>
          <table:table-cell office:value-type="string" calcext:value-type="string">
            <text:p/>
            <text:p>  4.53</text:p>
            <text:p/>
          </table:table-cell>
          <table:table-cell office:value-type="string" calcext:value-type="string">
            <text:p/>
            <text:p/>
            <text:p>  34</text:p>
            <text:p>  ratings</text:p>
            <text:p/>
          </table:table-cell>
          <table:table-cell office:value-type="string" calcext:value-type="string">
            <text:p/>
            <text:p/>
            <text:p>    9</text:p>
            <text:p>    reviews</text:p>
            <text:p/>
          </table:table-cell>
          <table:table-cell table:number-columns-repeated="5"/>
          <table:table-cell office:value-type="string" calcext:value-type="string">
            <text:p>['Childrens', 'Childrens', 'Fantasy']</text:p>
          </table:table-cell>
          <table:table-cell table:number-columns-repeated="1012"/>
        </table:table-row>
        <table:table-row table:style-name="ro2">
          <table:table-cell office:value-type="float" office:value="100014" calcext:value-type="float">
            <text:p>100014</text:p>
          </table:table-cell>
          <table:table-cell office:value-type="string" calcext:value-type="string">
            <text:p/>
            <text:p>      Six Easy Pieces</text:p>
            <text:p/>
          </table:table-cell>
          <table:table-cell office:value-type="string" calcext:value-type="string">
            <text:p>Walter Mosley</text:p>
          </table:table-cell>
          <table:table-cell office:value-type="string" calcext:value-type="string">
            <text:p/>
            <text:p>  4.07</text:p>
            <text:p/>
          </table:table-cell>
          <table:table-cell office:value-type="string" calcext:value-type="string">
            <text:p/>
            <text:p/>
            <text:p>  1,646</text:p>
            <text:p>  ratings</text:p>
            <text:p/>
          </table:table-cell>
          <table:table-cell office:value-type="string" calcext:value-type="string">
            <text:p/>
            <text:p/>
            <text:p>    77</text:p>
            <text:p>    reviews</text:p>
            <text:p/>
          </table:table-cell>
          <table:table-cell office:value-type="string" calcext:value-type="string">
            <text:p>With the love of a good woman and two beautiful children, Easy Rawlins has put his past life of trading favors behind him. Following the loss of his best friend and sidekick, Mouse, he wants to set an example for his children by earning an honest living. But trouble has a way of finding Easy on the mean streets of Watts. Easy wanders from schoolhouse to whorehouse as he is drawn into investigating the torching of Sojourner Truth, the Junior High School where he works, then the turning over of a local garage and the death of a prostitute. But no man is an island... His job, his lover, his comfortable house and the children he cherishes all count for nothing when the phone rings and a woman asks if he knows where Mouse is. Easy soon discovers that Mouse is as much of a moral challenge dead as alive. Rich in character and place, the stories reveal the complex nature of the American experience ? the issues of class and race, hope and despair, light and darkness. Six Easy Pieces is confirmation that Mosley?s vision continues to stretch and redefine the American canon.</text:p>
          </table:table-cell>
          <table:table-cell office:value-type="string" calcext:value-type="string">
            <text:p>Paperback</text:p>
          </table:table-cell>
          <table:table-cell table:number-columns-repeated="2"/>
          <table:table-cell office:value-type="string" calcext:value-type="string">
            <text:p/>
            <text:p>            Published</text:p>
            <text:p>        July 17th 2003</text:p>
            <text:p>         by Serpent's Tail</text:p>
            <text:p/>
            <text:p>            </text:p>
            <text:p>              (first published 2003)</text:p>
            <text:p>            </text:p>
            <text:p/>
          </table:table-cell>
          <table:table-cell office:value-type="string" calcext:value-type="string">
            <text:p>['Mystery', 'Fiction', 'Short', 'Mystery', 'Cultural', 'Mystery']</text:p>
          </table:table-cell>
          <table:table-cell table:number-columns-repeated="1012"/>
        </table:table-row>
        <table:table-row table:style-name="ro2">
          <table:table-cell office:value-type="float" office:value="100015" calcext:value-type="float">
            <text:p>100015</text:p>
          </table:table-cell>
          <table:table-cell office:value-type="string" calcext:value-type="string">
            <text:p/>
            <text:p>      Bahama Crisis</text:p>
            <text:p/>
          </table:table-cell>
          <table:table-cell office:value-type="string" calcext:value-type="string">
            <text:p>Desmond Bagley</text:p>
          </table:table-cell>
          <table:table-cell office:value-type="string" calcext:value-type="string">
            <text:p/>
            <text:p>  3.62</text:p>
            <text:p/>
          </table:table-cell>
          <table:table-cell office:value-type="string" calcext:value-type="string">
            <text:p/>
            <text:p/>
            <text:p>  426</text:p>
            <text:p>  ratings</text:p>
            <text:p/>
          </table:table-cell>
          <table:table-cell office:value-type="string" calcext:value-type="string">
            <text:p/>
            <text:p/>
            <text:p>    16</text:p>
            <text:p>    reviews</text:p>
            <text:p/>
          </table:table-cell>
          <table:table-cell office:value-type="string" calcext:value-type="string">
            <text:p>Tom Mangan is the affluent proprietor of a number of luxury hotels in the Bahamas, whose future looks even brighter with the injection of fifty million dollars provided by a well-heeled Texan family. The day Mangan clinches the deal with his friend, Bill Cunningham, should be the happiest day of his life, but when his wife and daughter go missing at sea and a series of disasters befall his hotels, he begins to uncover a conspiracy to ruin him.</text:p>
          </table:table-cell>
          <table:table-cell office:value-type="string" calcext:value-type="string">
            <text:p>Audio Cassette</text:p>
          </table:table-cell>
          <table:table-cell table:number-columns-repeated="2"/>
          <table:table-cell office:value-type="string" calcext:value-type="string">
            <text:p/>
            <text:p>            Published</text:p>
            <text:p>        </text:p>
            <text:p>         by Chivers Audio Books</text:p>
            <text:p/>
            <text:p>            </text:p>
            <text:p>              (first published January 1st 1981)</text:p>
            <text:p>            </text:p>
            <text:p/>
          </table:table-cell>
          <table:table-cell office:value-type="string" calcext:value-type="string">
            <text:p>['Thriller', 'Fiction', 'Adventure', 'Mystery', 'Action', 'Suspense']</text:p>
          </table:table-cell>
          <table:table-cell table:number-columns-repeated="1012"/>
        </table:table-row>
        <table:table-row table:style-name="ro2">
          <table:table-cell office:value-type="float" office:value="100016" calcext:value-type="float">
            <text:p>100016</text:p>
          </table:table-cell>
          <table:table-cell office:value-type="string" calcext:value-type="string">
            <text:p/>
            <text:p>      Indian Philosophy: A Very Short Introduction</text:p>
            <text:p/>
          </table:table-cell>
          <table:table-cell office:value-type="string" calcext:value-type="string">
            <text:p>Sue Hamilton</text:p>
          </table:table-cell>
          <table:table-cell office:value-type="string" calcext:value-type="string">
            <text:p/>
            <text:p>  3.52</text:p>
            <text:p/>
          </table:table-cell>
          <table:table-cell office:value-type="string" calcext:value-type="string">
            <text:p/>
            <text:p/>
            <text:p>  282</text:p>
            <text:p>  ratings</text:p>
            <text:p/>
          </table:table-cell>
          <table:table-cell office:value-type="string" calcext:value-type="string">
            <text:p/>
            <text:p/>
            <text:p>    35</text:p>
            <text:p>    reviews</text:p>
            <text:p/>
          </table:table-cell>
          <table:table-cell office:value-type="string" calcext:value-type="string">
            <text:p>India has a long, rich, and diverse tradition of philosophical thought, spanning some two and a half millennia and encompassing several major religious traditions.In this intriguing introduction to Indian philosophy, the diversity of Indian thought is emphasized. It is structured around six schools of thought that have received classic status. Sue Hamilton explores how the traditions have attempted to understand the nature of reality in terms of inner or spiritual quest and introduces distinctively Indian concepts, such as karma and rebirth. She also explains how Indian thinkers have understood issues of reality and knowledge--issues that are also an important part of the Western philosophical tradition.About the Series: Combining authority with wit, accessibility, and style, 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68 pages</text:p>
          </table:table-cell>
          <table:table-cell office:value-type="string" calcext:value-type="string">
            <text:p/>
            <text:p>            Published</text:p>
            <text:p>        June 7th 2001</text:p>
            <text:p>         by Oxford University Press, USA</text:p>
            <text:p/>
            <text:p>            </text:p>
            <text:p>              (first published February 22nd 2001)</text:p>
            <text:p>            </text:p>
            <text:p/>
          </table:table-cell>
          <table:table-cell office:value-type="string" calcext:value-type="string">
            <text:p>['Philosophy', 'Nonfiction', 'Religion', 'Cultural', 'Religion', 'Religion']</text:p>
          </table:table-cell>
          <table:table-cell table:number-columns-repeated="1012"/>
        </table:table-row>
        <table:table-row table:style-name="ro2">
          <table:table-cell office:value-type="float" office:value="100017" calcext:value-type="float">
            <text:p>100017</text:p>
          </table:table-cell>
          <table:table-cell office:value-type="string" calcext:value-type="string">
            <text:p/>
            <text:p>      Continental Philosophy: A Very Short Introduction</text:p>
            <text:p/>
          </table:table-cell>
          <table:table-cell office:value-type="string" calcext:value-type="string">
            <text:p>Simon Critchley</text:p>
          </table:table-cell>
          <table:table-cell office:value-type="string" calcext:value-type="string">
            <text:p/>
            <text:p>  3.69</text:p>
            <text:p/>
          </table:table-cell>
          <table:table-cell office:value-type="string" calcext:value-type="string">
            <text:p/>
            <text:p/>
            <text:p>  638</text:p>
            <text:p>  ratings</text:p>
            <text:p/>
          </table:table-cell>
          <table:table-cell office:value-type="string" calcext:value-type="string">
            <text:p/>
            <text:p/>
            <text:p>    67</text:p>
            <text:p>    reviews</text:p>
            <text:p/>
          </table:table-cell>
          <table:table-cell office:value-type="string" calcext:value-type="string">
            <text:p>In this enlightening new Very Short Introduction, Simon Critchley shows us that Continental philosophy encompasses a distinct set of philosophical traditions and practices, with a compelling range of problems all too often ignored by the analytic tradition. He discusses the ideas and approaches of philosophers such as Kant, Hegel, Nietzsche, Husserl, Heidegger, Sartre, Habermas, Foucault, and Derrida. He also introduces key concepts such as existentialism, nihilism, and phenomonology, by explaining their place in the Continental tradition. The perfect guide for anyone interested in the great philosophers, this volume explains in lucid, straightforward language the split between Continental and Anglo-American philosophy and the importance of acknowledging Continental philosophy. About the Series: Combining authority with wit, accessibility, and style, 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49 pages</text:p>
          </table:table-cell>
          <table:table-cell office:value-type="string" calcext:value-type="string">
            <text:p/>
            <text:p>            Published</text:p>
            <text:p>        June 7th 2001</text:p>
            <text:p>         by Oxford University Press, USA</text:p>
            <text:p/>
            <text:p>            </text:p>
            <text:p>              (first published January 1st 2001)</text:p>
            <text:p>            </text:p>
            <text:p/>
          </table:table-cell>
          <table:table-cell office:value-type="string" calcext:value-type="string">
            <text:p>['Philosophy', 'Nonfiction', 'History']</text:p>
          </table:table-cell>
          <table:table-cell table:number-columns-repeated="1012"/>
        </table:table-row>
        <table:table-row table:style-name="ro3">
          <table:table-cell office:value-type="float" office:value="100018" calcext:value-type="float">
            <text:p>100018</text:p>
          </table:table-cell>
          <table:table-cell office:value-type="string" calcext:value-type="string">
            <text:p/>
            <text:p>      Political Philosophy: A Very Short Introduction</text:p>
            <text:p/>
          </table:table-cell>
          <table:table-cell office:value-type="string" calcext:value-type="string">
            <text:p>David <text:s text:c="3"/>Miller</text:p>
          </table:table-cell>
          <table:table-cell office:value-type="string" calcext:value-type="string">
            <text:p/>
            <text:p>  3.67</text:p>
            <text:p/>
          </table:table-cell>
          <table:table-cell office:value-type="string" calcext:value-type="string">
            <text:p/>
            <text:p/>
            <text:p>  816</text:p>
            <text:p>  ratings</text:p>
            <text:p/>
          </table:table-cell>
          <table:table-cell office:value-type="string" calcext:value-type="string">
            <text:p/>
            <text:p/>
            <text:p>    64</text:p>
            <text:p>    reviews</text:p>
            <text:p/>
          </table:table-cell>
          <table:table-cell office:value-type="string" calcext:value-type="string">
            <text:p>This Very Short Introduction introduces readers to the key concepts of political philosophy: authority, democracy, freedom and its limits, justice, feminism, multiculturalism, and nationality. Accessibly written and assuming no previous knowledge of the subject, it encourages the reader to think clearly and critically about the leading political questions of our time.Miller first investigates how political philosophy tackles basic ethical questions such as 'how should we live together in society?' He furthermore looks at political authority, discusses the reasons society needs politics in the first place, explores the limitations of politics, and asks if there are areas of life that shouldn't be governed by politics. Moreover, he explores the connections between political authority and justice, a constant theme in political philosophy, and the ways in which social justice can be used to regulate rather than destroy a market economy.In his travels through this realm, Miller covers why nations are the natural units of government and wonders if the rise of multiculturalism and transnational co-operation will change all this, and asks in the end if we will ever see the formation of a world government.About the Series: Combining authority with wit, accessibility, and style, 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47 pages</text:p>
          </table:table-cell>
          <table:table-cell office:value-type="string" calcext:value-type="string">
            <text:p/>
            <text:p>            Published</text:p>
            <text:p>        2003</text:p>
            <text:p>         by Oxford University Press</text:p>
            <text:p/>
            <text:p>      </text:p>
          </table:table-cell>
          <table:table-cell office:value-type="string" calcext:value-type="string">
            <text:p>['Philosophy', 'Politics', 'Nonfiction']</text:p>
          </table:table-cell>
          <table:table-cell table:number-columns-repeated="1012"/>
        </table:table-row>
        <table:table-row table:style-name="ro2">
          <table:table-cell office:value-type="float" office:value="100019" calcext:value-type="float">
            <text:p>100019</text:p>
          </table:table-cell>
          <table:table-cell office:value-type="string" calcext:value-type="string">
            <text:p/>
            <text:p>      Ancient Philosophy: A Very Short Introduction</text:p>
            <text:p/>
          </table:table-cell>
          <table:table-cell office:value-type="string" calcext:value-type="string">
            <text:p>Julia Annas</text:p>
          </table:table-cell>
          <table:table-cell office:value-type="string" calcext:value-type="string">
            <text:p/>
            <text:p>  3.51</text:p>
            <text:p/>
          </table:table-cell>
          <table:table-cell office:value-type="string" calcext:value-type="string">
            <text:p/>
            <text:p/>
            <text:p>  371</text:p>
            <text:p>  ratings</text:p>
            <text:p/>
          </table:table-cell>
          <table:table-cell office:value-type="string" calcext:value-type="string">
            <text:p/>
            <text:p/>
            <text:p>    42</text:p>
            <text:p>    reviews</text:p>
            <text:p/>
          </table:table-cell>
          <table:table-cell office:value-type="string" calcext:value-type="string">
            <text:p>The tradition of ancient philosophy is a long, rich and varied one, in which the notes of discussion and argument constantly resound. This book aims to introduce readers to some ancient debates and to get them to engage with the ancient developments of some themes. Getting away from the presentation of ancient philosophy as a succession of Great Thinkers, the book aims to give readers a sense of the freshness and liveliness of ancient philosophy, and of its wide variety of themes and styles.About the Author:Julia Annas is Professor of Philosophy at the University of Arizona and author of several books for OUP, including An Introduction to Platos Republic and The Morality of Happiness. She is also series editor for the Oxford Studies in Ancient Philosophy.</text:p>
          </table:table-cell>
          <table:table-cell office:value-type="string" calcext:value-type="string">
            <text:p>Paperback</text:p>
          </table:table-cell>
          <table:table-cell/>
          <table:table-cell office:value-type="string" calcext:value-type="string">
            <text:p>133 pages</text:p>
          </table:table-cell>
          <table:table-cell office:value-type="string" calcext:value-type="string">
            <text:p/>
            <text:p>            Published</text:p>
            <text:p>        January 18th 2001</text:p>
            <text:p>         by Oxford University Press, USA</text:p>
            <text:p/>
            <text:p>            </text:p>
            <text:p>              (first published October 12th 2000)</text:p>
            <text:p>            </text:p>
            <text:p/>
          </table:table-cell>
          <table:table-cell office:value-type="string" calcext:value-type="string">
            <text:p>['Philosophy', 'Nonfiction', 'History', 'Classics']</text:p>
          </table:table-cell>
          <table:table-cell table:number-columns-repeated="1012"/>
        </table:table-row>
        <table:table-row table:style-name="ro2">
          <table:table-cell office:value-type="float" office:value="100020" calcext:value-type="float">
            <text:p>100020</text:p>
          </table:table-cell>
          <table:table-cell office:value-type="string" calcext:value-type="string">
            <text:p/>
            <text:p>      Philosophy of Law: A Very Short Introduction</text:p>
            <text:p/>
          </table:table-cell>
          <table:table-cell office:value-type="string" calcext:value-type="string">
            <text:p>Raymond Wacks</text:p>
          </table:table-cell>
          <table:table-cell office:value-type="string" calcext:value-type="string">
            <text:p/>
            <text:p>  3.66</text:p>
            <text:p/>
          </table:table-cell>
          <table:table-cell office:value-type="string" calcext:value-type="string">
            <text:p/>
            <text:p/>
            <text:p>  315</text:p>
            <text:p>  ratings</text:p>
            <text:p/>
          </table:table-cell>
          <table:table-cell office:value-type="string" calcext:value-type="string">
            <text:p/>
            <text:p/>
            <text:p>    31</text:p>
            <text:p>    reviews</text:p>
            <text:p/>
          </table:table-cell>
          <table:table-cell office:value-type="string" calcext:value-type="string">
            <text:p>This lively and accessible introduction to the social, moral, and cultural foundations of law takes a broad scope-- spanning philosophy, law, politics, and economics, and discussing a range of topics including women's rights, racism, the environment, and recent international issues such as the war in Iraq and the treatment of terror suspects. Revealing the intriguing and challenging nature of legal philosophy with clarity and enthusiasm, Raymond Wacks explores the notion of law and its role in our lives. Referring to key thinkers from the classical world to the modern, he looks at the central questions behind legal theory that have always fascinated lawyers and philosophers, as well as anyone who ever wondered about law's relation to justice, morality, and democracy. About the Series: Combining authority with wit, accessibility, and style, 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27 pages</text:p>
          </table:table-cell>
          <table:table-cell office:value-type="string" calcext:value-type="string">
            <text:p/>
            <text:p>            Published</text:p>
            <text:p>        June 22nd 2006</text:p>
            <text:p>         by Oxford University Press, USA</text:p>
            <text:p/>
            <text:p>            </text:p>
            <text:p>              (first published January 1st 2006)</text:p>
            <text:p>            </text:p>
            <text:p/>
          </table:table-cell>
          <table:table-cell office:value-type="string" calcext:value-type="string">
            <text:p>['Philosophy', 'Law', 'Nonfiction', 'Politics']</text:p>
          </table:table-cell>
          <table:table-cell table:number-columns-repeated="1012"/>
        </table:table-row>
        <table:table-row table:style-name="ro3">
          <table:table-cell office:value-type="float" office:value="100021" calcext:value-type="float">
            <text:p>100021</text:p>
          </table:table-cell>
          <table:table-cell office:value-type="string" calcext:value-type="string">
            <text:p/>
            <text:p>      What Does It All Mean? A Very Short Introduction to Philosophy</text:p>
            <text:p/>
          </table:table-cell>
          <table:table-cell office:value-type="string" calcext:value-type="string">
            <text:p>Thomas Nagel</text:p>
          </table:table-cell>
          <table:table-cell office:value-type="string" calcext:value-type="string">
            <text:p/>
            <text:p>  3.65</text:p>
            <text:p/>
          </table:table-cell>
          <table:table-cell office:value-type="string" calcext:value-type="string">
            <text:p/>
            <text:p/>
            <text:p>  2,366</text:p>
            <text:p>  ratings</text:p>
            <text:p/>
          </table:table-cell>
          <table:table-cell office:value-type="string" calcext:value-type="string">
            <text:p/>
            <text:p/>
            <text:p>    224</text:p>
            <text:p>    reviews</text:p>
            <text:p/>
          </table:table-cell>
          <table:table-cell office:value-type="string" calcext:value-type="string">
            <text:p>In this cogent and accessible introduction to philosophy, the distinguished author of Mortal Questions and The View From Nowhere sets forth the central problems of philosophical inquiry for the beginning student. Arguing that the best way to learn about philosophy is to think about its questions directly, Thomas Nagel considers possible solutions to nine problems--knowledge of the world beyond our minds, knowledge of other minds, the mind-body problem, free will, the basis of morality, right and wrong, the nature of death, the meaning of life, and the meaning of words. Although he states his own opinions clearly, Nagel leaves these fundamental questions open, allowing students to entertain other solutions and encouraging them to think for themselves.</text:p>
          </table:table-cell>
          <table:table-cell office:value-type="string" calcext:value-type="string">
            <text:p>Paperback</text:p>
          </table:table-cell>
          <table:table-cell/>
          <table:table-cell office:value-type="string" calcext:value-type="string">
            <text:p>112 pages</text:p>
          </table:table-cell>
          <table:table-cell office:value-type="string" calcext:value-type="string">
            <text:p/>
            <text:p>            Published</text:p>
            <text:p>        October 15th 1987</text:p>
            <text:p>         by Oxford University Press, USA</text:p>
            <text:p/>
            <text:p>      </text:p>
          </table:table-cell>
          <table:table-cell office:value-type="string" calcext:value-type="string">
            <text:p>['Philosophy', 'Nonfiction', 'Academic', 'Academic', 'Humanities', 'Classics', 'Textbooks', 'Philosophy', 'Education', 'Reference']</text:p>
          </table:table-cell>
          <table:table-cell table:number-columns-repeated="1012"/>
        </table:table-row>
        <table:table-row table:style-name="ro3">
          <table:table-cell office:value-type="float" office:value="100022" calcext:value-type="float">
            <text:p>100022</text:p>
          </table:table-cell>
          <table:table-cell office:value-type="string" calcext:value-type="string">
            <text:p/>
            <text:p>      Quantum Physics: A Beginner's Guide</text:p>
            <text:p/>
          </table:table-cell>
          <table:table-cell office:value-type="string" calcext:value-type="string">
            <text:p>Alastair I.M. Rae</text:p>
          </table:table-cell>
          <table:table-cell office:value-type="string" calcext:value-type="string">
            <text:p/>
            <text:p>  3.76</text:p>
            <text:p/>
          </table:table-cell>
          <table:table-cell office:value-type="string" calcext:value-type="string">
            <text:p/>
            <text:p/>
            <text:p>  346</text:p>
            <text:p>  ratings</text:p>
            <text:p/>
          </table:table-cell>
          <table:table-cell office:value-type="string" calcext:value-type="string">
            <text:p/>
            <text:p/>
            <text:p>    21</text:p>
            <text:p>    reviews</text:p>
            <text:p/>
          </table:table-cell>
          <table:table-cell/>
          <table:table-cell office:value-type="string" calcext:value-type="string">
            <text:p>Paperback</text:p>
          </table:table-cell>
          <table:table-cell/>
          <table:table-cell office:value-type="string" calcext:value-type="string">
            <text:p>240 pages</text:p>
          </table:table-cell>
          <table:table-cell office:value-type="string" calcext:value-type="string">
            <text:p/>
            <text:p>            Published</text:p>
            <text:p>        July 1st 2005</text:p>
            <text:p>         by Oneworld Publications</text:p>
            <text:p/>
            <text:p>      </text:p>
          </table:table-cell>
          <table:table-cell office:value-type="string" calcext:value-type="string">
            <text:p>['Science', 'Science', 'Nonfiction', 'Physics']</text:p>
          </table:table-cell>
          <table:table-cell table:number-columns-repeated="1012"/>
        </table:table-row>
        <table:table-row table:style-name="ro2">
          <table:table-cell office:value-type="float" office:value="100023" calcext:value-type="float">
            <text:p>100023</text:p>
          </table:table-cell>
          <table:table-cell office:value-type="string" calcext:value-type="string">
            <text:p/>
            <text:p>      The Quantum World:</text:p>
            <text:p/>
          </table:table-cell>
          <table:table-cell office:value-type="string" calcext:value-type="string">
            <text:p>Kenneth W. Ford</text:p>
          </table:table-cell>
          <table:table-cell office:value-type="string" calcext:value-type="string">
            <text:p/>
            <text:p>  3.95</text:p>
            <text:p/>
          </table:table-cell>
          <table:table-cell office:value-type="string" calcext:value-type="string">
            <text:p/>
            <text:p/>
            <text:p>  397</text:p>
            <text:p>  ratings</text:p>
            <text:p/>
          </table:table-cell>
          <table:table-cell office:value-type="string" calcext:value-type="string">
            <text:p/>
            <text:p/>
            <text:p>    39</text:p>
            <text:p>    reviews</text:p>
            <text:p/>
          </table:table-cell>
          <table:table-cell office:value-type="string" calcext:value-type="string">
            <text:p>As Kenneth W. Ford shows us in The Quantum World, the laws governing the very small and the very swift defy common sense and stretch our minds to the limit. Drawing on a deep familiarity with the discoveries of the twentieth century, Ford gives an appealing account of quantum physics that will help the serious reader make sense of a science that, for all its successes, remains mysterious. In order to make the book even more suitable for classroom use, the author, assisted by Diane Goldstein, has included a new section of Quantum Questions at the back of the book. A separate answer manual to these 300+ questions is available; visit The Quantum World website for ordering information.There is also a cloth edition of this book, which does not include the "Quantum Questions" included in this paperback edition.</text:p>
          </table:table-cell>
          <table:table-cell office:value-type="string" calcext:value-type="string">
            <text:p>Paperback</text:p>
          </table:table-cell>
          <table:table-cell/>
          <table:table-cell office:value-type="string" calcext:value-type="string">
            <text:p>330 pages</text:p>
          </table:table-cell>
          <table:table-cell office:value-type="string" calcext:value-type="string">
            <text:p/>
            <text:p>            Published</text:p>
            <text:p>        August 1st 2005</text:p>
            <text:p>         by Harvard University Press</text:p>
            <text:p/>
            <text:p>            </text:p>
            <text:p>              (first published April 20th 2004)</text:p>
            <text:p>            </text:p>
            <text:p/>
          </table:table-cell>
          <table:table-cell office:value-type="string" calcext:value-type="string">
            <text:p>['Science', 'Science', 'Nonfiction', 'Physics']</text:p>
          </table:table-cell>
          <table:table-cell table:number-columns-repeated="1012"/>
        </table:table-row>
        <table:table-row table:style-name="ro2">
          <table:table-cell office:value-type="float" office:value="100024" calcext:value-type="float">
            <text:p>100024</text:p>
          </table:table-cell>
          <table:table-cell office:value-type="string" calcext:value-type="string">
            <text:p/>
            <text:p>      Quantum Physics of Atoms, Molecules, Solids, Nuclei, and Particles</text:p>
            <text:p/>
          </table:table-cell>
          <table:table-cell office:value-type="string" calcext:value-type="string">
            <text:p>Robert M. Eisberg</text:p>
          </table:table-cell>
          <table:table-cell office:value-type="string" calcext:value-type="string">
            <text:p/>
            <text:p>  4.00</text:p>
            <text:p/>
          </table:table-cell>
          <table:table-cell office:value-type="string" calcext:value-type="string">
            <text:p/>
            <text:p/>
            <text:p>  225</text:p>
            <text:p>  ratings</text:p>
            <text:p/>
          </table:table-cell>
          <table:table-cell office:value-type="string" calcext:value-type="string">
            <text:p/>
            <text:p/>
            <text:p>    13</text:p>
            <text:p>    reviews</text:p>
            <text:p/>
          </table:table-cell>
          <table:table-cell office:value-type="string" calcext:value-type="string">
            <text:p>A revision of a successful junior/senior level text, this introduction to elementary quantum mechanics clearly explains the properties of the most important quantum systems. Emphasizes the applications of theory, and contains new material on particle physics, electron-positron annihilation in solids and the Mossbauer effect. Includes new appendices on such topics as crystallography, Fourier Integral Description of a Wave Group, and Time-Independent Perturbation Theory.</text:p>
          </table:table-cell>
          <table:table-cell office:value-type="string" calcext:value-type="string">
            <text:p>Hardcover</text:p>
          </table:table-cell>
          <table:table-cell/>
          <table:table-cell office:value-type="string" calcext:value-type="string">
            <text:p>864 pages</text:p>
          </table:table-cell>
          <table:table-cell office:value-type="string" calcext:value-type="string">
            <text:p/>
            <text:p>            Published</text:p>
            <text:p>        February 14th 1985</text:p>
            <text:p>         by Wiley</text:p>
            <text:p/>
            <text:p>            </text:p>
            <text:p>              (first published January 1st 1974)</text:p>
            <text:p>            </text:p>
            <text:p/>
          </table:table-cell>
          <table:table-cell office:value-type="string" calcext:value-type="string">
            <text:p>['Science', 'Science', 'Nonfiction', 'Textbooks']</text:p>
          </table:table-cell>
          <table:table-cell table:number-columns-repeated="1012"/>
        </table:table-row>
        <table:table-row table:style-name="ro2">
          <table:table-cell office:value-type="float" office:value="100025" calcext:value-type="float">
            <text:p>100025</text:p>
          </table:table-cell>
          <table:table-cell office:value-type="string" calcext:value-type="string">
            <text:p/>
            <text:p>      An Introduction to Quantum Physics</text:p>
            <text:p/>
          </table:table-cell>
          <table:table-cell office:value-type="string" calcext:value-type="string">
            <text:p>Anthony P. French</text:p>
          </table:table-cell>
          <table:table-cell office:value-type="string" calcext:value-type="string">
            <text:p/>
            <text:p>  3.95</text:p>
            <text:p/>
          </table:table-cell>
          <table:table-cell office:value-type="string" calcext:value-type="string">
            <text:p/>
            <text:p/>
            <text:p>  42</text:p>
            <text:p>  ratings</text:p>
            <text:p/>
          </table:table-cell>
          <table:table-cell office:value-type="string" calcext:value-type="string">
            <text:p/>
            <text:p/>
            <text:p>    3</text:p>
            <text:p>    reviews</text:p>
            <text:p/>
          </table:table-cell>
          <table:table-cell/>
          <table:table-cell office:value-type="string" calcext:value-type="string">
            <text:p>Paperback</text:p>
          </table:table-cell>
          <table:table-cell/>
          <table:table-cell office:value-type="string" calcext:value-type="string">
            <text:p>670 pages</text:p>
          </table:table-cell>
          <table:table-cell office:value-type="string" calcext:value-type="string">
            <text:p/>
            <text:p>            Published</text:p>
            <text:p>        December 2nd 1979</text:p>
            <text:p>         by CRC Press</text:p>
            <text:p/>
            <text:p>            </text:p>
            <text:p>              (first published April 1st 1978)</text:p>
            <text:p>            </text:p>
            <text:p/>
          </table:table-cell>
          <table:table-cell office:value-type="string" calcext:value-type="string">
            <text:p>['Science', 'Reference', 'Engineering', 'Nonfiction', 'Textbooks', 'Science']</text:p>
          </table:table-cell>
          <table:table-cell table:number-columns-repeated="1012"/>
        </table:table-row>
        <table:table-row table:style-name="ro2">
          <table:table-cell office:value-type="float" office:value="100026" calcext:value-type="float">
            <text:p>100026</text:p>
          </table:table-cell>
          <table:table-cell office:value-type="string" calcext:value-type="string">
            <text:p/>
            <text:p>      Mathematics of Classical and Quantum Physics</text:p>
            <text:p/>
          </table:table-cell>
          <table:table-cell office:value-type="string" calcext:value-type="string">
            <text:p>Frederick W. Byron Jr.</text:p>
          </table:table-cell>
          <table:table-cell office:value-type="string" calcext:value-type="string">
            <text:p/>
            <text:p>  4.26</text:p>
            <text:p/>
          </table:table-cell>
          <table:table-cell office:value-type="string" calcext:value-type="string">
            <text:p/>
            <text:p/>
            <text:p>  134</text:p>
            <text:p>  ratings</text:p>
            <text:p/>
          </table:table-cell>
          <table:table-cell office:value-type="string" calcext:value-type="string">
            <text:p/>
            <text:p/>
            <text:p>    4</text:p>
            <text:p>    reviews</text:p>
            <text:p/>
          </table:table-cell>
          <table:table-cell office:value-type="string" calcext:value-type="string">
            <text:p>This textbook is designed to complement graduate-level physics texts in classical mechanics, electricity, magnetism, and quantum mechanics. Organized around the central concept of a vector space, the book includes numerous physical applications in the body of the text as well as many problems of a physical nature. It is also one of the purposes of this book to introduce the physicist to the language and style of mathematics as well as the content of those particular subjects with contemporary relevance in physics.Chapters 1 and 2 are devoted to the mathematics of classical physics. Chapters 3, 4 and 5 â€” the backbone of the book â€” cover the theory of vector spaces. Chapter 6 covers analytic function theory. In chapters 7, 8, and 9 the authors take up several important techniques of theoretical physics â€” the Green's function method of solving differential and partial differential equations, and the theory of integral equations. Chapter 10 introduces the theory of groups. The authors have included a large selection of problems at the end of each chapter, some illustrating or extending mathematical points, others stressing physical application of techniques developed in the text.Essentially self-contained, the book assumes only the standard undergraduate preparation in physics and mathematics, i.e. intermediate mechanics, electricity and magnetism, introductory quantum mechanics, advanced calculus and differential equations. The text may be easily adapted for a one-semester course at the graduate or advanced undergraduate level.</text:p>
          </table:table-cell>
          <table:table-cell office:value-type="string" calcext:value-type="string">
            <text:p>Paperback</text:p>
          </table:table-cell>
          <table:table-cell/>
          <table:table-cell office:value-type="string" calcext:value-type="string">
            <text:p>672 pages</text:p>
          </table:table-cell>
          <table:table-cell office:value-type="string" calcext:value-type="string">
            <text:p/>
            <text:p>            Published</text:p>
            <text:p>        August 20th 1992</text:p>
            <text:p>         by Dover Publications</text:p>
            <text:p/>
            <text:p>            </text:p>
            <text:p>              (first published January 1st 1969)</text:p>
            <text:p>            </text:p>
            <text:p/>
          </table:table-cell>
          <table:table-cell office:value-type="string" calcext:value-type="string">
            <text:p>['Science', 'Science', 'Science', 'Reference', 'Nonfiction']</text:p>
          </table:table-cell>
          <table:table-cell table:number-columns-repeated="1012"/>
        </table:table-row>
        <table:table-row table:style-name="ro2">
          <table:table-cell office:value-type="float" office:value="100027" calcext:value-type="float">
            <text:p>100027</text:p>
          </table:table-cell>
          <table:table-cell office:value-type="string" calcext:value-type="string">
            <text:p/>
            <text:p>      Quantum Enigma: Physics Encounters Consciousness</text:p>
            <text:p/>
          </table:table-cell>
          <table:table-cell office:value-type="string" calcext:value-type="string">
            <text:p>Bruce Rosenblum</text:p>
          </table:table-cell>
          <table:table-cell office:value-type="string" calcext:value-type="string">
            <text:p/>
            <text:p>  4.11</text:p>
            <text:p/>
          </table:table-cell>
          <table:table-cell office:value-type="string" calcext:value-type="string">
            <text:p/>
            <text:p/>
            <text:p>  1,865</text:p>
            <text:p>  ratings</text:p>
            <text:p/>
          </table:table-cell>
          <table:table-cell office:value-type="string" calcext:value-type="string">
            <text:p/>
            <text:p/>
            <text:p>    144</text:p>
            <text:p>    reviews</text:p>
            <text:p/>
          </table:table-cell>
          <table:table-cell office:value-type="string" calcext:value-type="string">
            <text:p>The most successful theory in all of science - and the basis of one third of our economy - says the strangest things about the world and about us. Can you believe that physical reality is created by our observation of it? Physicists were forced to this conclusion, the quantum enigma, by what they observed in their laboratories. Trying to understand the atom, physicists built quantum mechanics and found, to their embarrassment, that their theory intimately connects consciousness with the physical world. Quantum Enigma explores what that implies and why some founders of the theory became the foremost objectors to it. Schrodinger showed that it absurdly allowed a cat to be in a superposition simultaneously dead and alive. Einstein derided the theory's spooky interactions. With Bell's Theorem, we now know Schrodinger's superpositions and Einstein's spooky interactions indeed exist. Authors Bruce Rosenblum and Fred Kuttner explain all of this in non-technical terms with help from some fanciful stories and bits about the theory's developers. They present the quantum mystery honestly, with an emphasis on what is and what is not speculation. the authors open the closet and examine the skeleton, theirs is a controversial book. Quantum Enigma's description of the experimental quantum facts, and the quantum theory explaining them, is undisputed. Interpreting what it all means, however, is controversial. Every interpretation of quantum physics encounters consciousness. Rosenblum and Kuttner therefore turn to exploring consciousness itself - and encounter quantum physics. Free will and anthropic principles become crucial issues, and the connection of consciousness with the cosmos suggested by some leading quantum cosmologists is mind-blowing. Readers are brought to a boundary where the particular expertise of physicists is no longer a sure guide. They will find, instead, the facts and hints provided by quantum mechanics and the ability to speculate for themselves.</text:p>
          </table:table-cell>
          <table:table-cell office:value-type="string" calcext:value-type="string">
            <text:p>Hardcover</text:p>
          </table:table-cell>
          <table:table-cell/>
          <table:table-cell office:value-type="string" calcext:value-type="string">
            <text:p>211 pages</text:p>
          </table:table-cell>
          <table:table-cell office:value-type="string" calcext:value-type="string">
            <text:p/>
            <text:p>            Published</text:p>
            <text:p>        June 1st 2006</text:p>
            <text:p>         by Oxford University Press, USA</text:p>
            <text:p/>
            <text:p>            </text:p>
            <text:p>              (first published 2006)</text:p>
            <text:p>            </text:p>
            <text:p/>
          </table:table-cell>
          <table:table-cell office:value-type="string" calcext:value-type="string">
            <text:p>['Science', 'Science', 'Nonfiction', 'Philosophy', 'Physics']</text:p>
          </table:table-cell>
          <table:table-cell table:number-columns-repeated="1012"/>
        </table:table-row>
        <table:table-row table:style-name="ro2">
          <table:table-cell office:value-type="float" office:value="100028" calcext:value-type="float">
            <text:p>100028</text:p>
          </table:table-cell>
          <table:table-cell office:value-type="string" calcext:value-type="string">
            <text:p/>
            <text:p>      Quantum Physics: A First Encounter: Interference, Entanglement, and Reality</text:p>
            <text:p/>
          </table:table-cell>
          <table:table-cell office:value-type="string" calcext:value-type="string">
            <text:p>Valerio Scarani</text:p>
          </table:table-cell>
          <table:table-cell office:value-type="string" calcext:value-type="string">
            <text:p/>
            <text:p>  3.85</text:p>
            <text:p/>
          </table:table-cell>
          <table:table-cell office:value-type="string" calcext:value-type="string">
            <text:p/>
            <text:p/>
            <text:p>  27</text:p>
            <text:p>  ratings</text:p>
            <text:p/>
          </table:table-cell>
          <table:table-cell office:value-type="string" calcext:value-type="string">
            <text:p/>
            <text:p/>
            <text:p>    5</text:p>
            <text:p>    reviews</text:p>
            <text:p/>
          </table:table-cell>
          <table:table-cell office:value-type="string" calcext:value-type="string">
            <text:p>Quantum physics is often perceived as a weird and abstract theory, which physicists must use in order to make correct predictions. But many recent experiments have shown that the weirdness of the theory simply mirrors the weirdness of phenomena: it is Nature itself, and not only our description of it, that behaves in an astonishing way. This book selects those, among these typical quantum phenomena, whose rigorous description requires neither the formalism, nor an important background in physics.The first part of the book deals with the phenomenon of single-particle interference, covering the historical questions of wave-particle duality, objective randomness and the boundary between the quantum and the classical world, but also the recent idea of quantum cryptography. The second part introduces the modern theme of entanglement, by presenting two-particle interference phenomena and discussing Bell's inequalities. A concise review of the main interpretations of quantum physics is provided.</text:p>
          </table:table-cell>
          <table:table-cell office:value-type="string" calcext:value-type="string">
            <text:p>Hardcover</text:p>
          </table:table-cell>
          <table:table-cell/>
          <table:table-cell office:value-type="string" calcext:value-type="string">
            <text:p>125 pages</text:p>
          </table:table-cell>
          <table:table-cell office:value-type="string" calcext:value-type="string">
            <text:p/>
            <text:p>            Published</text:p>
            <text:p>        March 1st 2006</text:p>
            <text:p>         by Oxford University Press, USA</text:p>
            <text:p/>
            <text:p>            </text:p>
            <text:p>              (first published 2006)</text:p>
            <text:p>            </text:p>
            <text:p/>
          </table:table-cell>
          <table:table-cell office:value-type="string" calcext:value-type="string">
            <text:p>['Science', 'Science']</text:p>
          </table:table-cell>
          <table:table-cell table:number-columns-repeated="1012"/>
        </table:table-row>
        <table:table-row table:style-name="ro5">
          <table:table-cell office:value-type="float" office:value="100029" calcext:value-type="float">
            <text:p>100029</text:p>
          </table:table-cell>
          <table:table-cell office:value-type="string" calcext:value-type="string">
            <text:p/>
            <text:p>      The Physics of Quantum Information: Quantum Cryptography, Quantum Teleportation, Quantum Computation</text:p>
            <text:p/>
          </table:table-cell>
          <table:table-cell office:value-type="string" calcext:value-type="string">
            <text:p>Dirk Bouwmeester</text:p>
          </table:table-cell>
          <table:table-cell office:value-type="string" calcext:value-type="string">
            <text:p/>
            <text:p>  3.73</text:p>
            <text:p/>
          </table:table-cell>
          <table:table-cell office:value-type="string" calcext:value-type="string">
            <text:p/>
            <text:p/>
            <text:p>  11</text:p>
            <text:p>  ratings</text:p>
            <text:p/>
          </table:table-cell>
          <table:table-cell office:value-type="string" calcext:value-type="string">
            <text:p/>
            <text:p/>
            <text:p>    3</text:p>
            <text:p>    reviews</text:p>
            <text:p/>
          </table:table-cell>
          <table:table-cell office:value-type="string" calcext:value-type="string">
            <text:p>Leading experts from "The Physics of Quantum Information" network, initiated by the European Commission, bring together the most recent results from this emerging area of quantum technology. Written in a consistent style as a research monograph, the book introduces quantum cryptography, quantum teleportation, and quantum computation, considering both theory and newest experiments. Both scientists working in the field and advanced students will find a rich source of information on this exciting new area.</text:p>
          </table:table-cell>
          <table:table-cell office:value-type="string" calcext:value-type="string">
            <text:p>Hardcover</text:p>
          </table:table-cell>
          <table:table-cell/>
          <table:table-cell office:value-type="string" calcext:value-type="string">
            <text:p>315 pages</text:p>
          </table:table-cell>
          <table:table-cell office:value-type="string" calcext:value-type="string">
            <text:p/>
            <text:p>            Published</text:p>
            <text:p>        May 19th 2000</text:p>
            <text:p>         by Springer</text:p>
            <text:p/>
            <text:p>      </text:p>
          </table:table-cell>
          <table:table-cell office:value-type="string" calcext:value-type="string">
            <text:p>['Science', 'Nonfiction']</text:p>
          </table:table-cell>
          <table:table-cell table:number-columns-repeated="1012"/>
        </table:table-row>
        <table:table-row table:style-name="ro5">
          <table:table-cell office:value-type="float" office:value="100030" calcext:value-type="float">
            <text:p>100030</text:p>
          </table:table-cell>
          <table:table-cell office:value-type="string" calcext:value-type="string">
            <text:p/>
            <text:p>      PSIence: How New Discoveries in Quantum Physics and New Science May Explain the Mysteries of Paranormal Phenomenom</text:p>
            <text:p/>
          </table:table-cell>
          <table:table-cell office:value-type="string" calcext:value-type="string">
            <text:p>Marie D. Jones</text:p>
          </table:table-cell>
          <table:table-cell office:value-type="string" calcext:value-type="string">
            <text:p/>
            <text:p>  3.72</text:p>
            <text:p/>
          </table:table-cell>
          <table:table-cell office:value-type="string" calcext:value-type="string">
            <text:p/>
            <text:p/>
            <text:p>  82</text:p>
            <text:p>  ratings</text:p>
            <text:p/>
          </table:table-cell>
          <table:table-cell office:value-type="string" calcext:value-type="string">
            <text:p/>
            <text:p/>
            <text:p>    14</text:p>
            <text:p>    reviews</text:p>
            <text:p/>
          </table:table-cell>
          <table:table-cell office:value-type="string" calcext:value-type="string">
            <text:p>Are poltergeists energy fluctuations in the Zero Point Field?Could even the simple experience of dĂ©jĂ  vu be explained by the quantum theory of parallel universes?Do thoughts have the energy to manifest and move physical objects?PSIence introduces readers to the latest discoveries in quantum physics and New Science that may explain the existence of paranormal phenomena--UFOs, ghosts, poltergeists, mysterious apparitions, time anomalies, the Bermuda Triangle, energy vortices--and psychic abilities such as ESP, telekinesis, remote viewing, and recalling past lives.You'll explore the cutting-edge ideas that are fascinating both scientists and paranormal investigators, including:The latest theories of multiple universes and eleven dimensions.The Zero Point Field--is it the potential source of all creative energy?The potential of every human being to experience the paranormalMany of the world's leading scientists, researchers, philosophers and spiritual leaders--from noted physicists like Michio Kaku to the revered Dalai Lama--are beginning to accept the possibility of alternate realities and dimensions that warp time and space. PSIence takes the reader on a journey to where the "normal" and the paranormal intersect, where the known and unknown converge, where science greets the supernatural.</text:p>
          </table:table-cell>
          <table:table-cell office:value-type="string" calcext:value-type="string">
            <text:p>Paperback</text:p>
          </table:table-cell>
          <table:table-cell/>
          <table:table-cell office:value-type="string" calcext:value-type="string">
            <text:p>256 pages</text:p>
          </table:table-cell>
          <table:table-cell office:value-type="string" calcext:value-type="string">
            <text:p/>
            <text:p>            Published</text:p>
            <text:p>        November 15th 2006</text:p>
            <text:p>         by New Page Books</text:p>
            <text:p/>
            <text:p>      </text:p>
          </table:table-cell>
          <table:table-cell office:value-type="string" calcext:value-type="string">
            <text:p>['Fantasy', 'Nonfiction', 'Science', 'Occult']</text:p>
          </table:table-cell>
          <table:table-cell table:number-columns-repeated="1012"/>
        </table:table-row>
        <table:table-row table:style-name="ro2">
          <table:table-cell office:value-type="float" office:value="100031" calcext:value-type="float">
            <text:p>100031</text:p>
          </table:table-cell>
          <table:table-cell office:value-type="string" calcext:value-type="string">
            <text:p/>
            <text:p>      The Probable Universe: An Owner's Guide to Quantum Physics</text:p>
            <text:p/>
          </table:table-cell>
          <table:table-cell office:value-type="string" calcext:value-type="string">
            <text:p>M.Y. Han</text:p>
          </table:table-cell>
          <table:table-cell office:value-type="string" calcext:value-type="string">
            <text:p/>
            <text:p>  3.50</text:p>
            <text:p/>
          </table:table-cell>
          <table:table-cell office:value-type="string" calcext:value-type="string">
            <text:p/>
            <text:p/>
            <text:p>  2</text:p>
            <text:p>  ratings</text:p>
            <text:p/>
          </table:table-cell>
          <table:table-cell office:value-type="string" calcext:value-type="string">
            <text:p/>
            <text:p/>
            <text:p>    0</text:p>
            <text:p>    reviews</text:p>
            <text:p/>
          </table:table-cell>
          <table:table-cell/>
          <table:table-cell office:value-type="string" calcext:value-type="string">
            <text:p>Paperback</text:p>
          </table:table-cell>
          <table:table-cell/>
          <table:table-cell office:value-type="string" calcext:value-type="string">
            <text:p>146 pages</text:p>
          </table:table-cell>
          <table:table-cell office:value-type="string" calcext:value-type="string">
            <text:p/>
            <text:p>            Published</text:p>
            <text:p>        November 15th 1992</text:p>
            <text:p>         by Tab Books</text:p>
            <text:p/>
            <text:p>            </text:p>
            <text:p>              (first published 1992)</text:p>
            <text:p>            </text:p>
            <text:p/>
          </table:table-cell>
          <table:table-cell office:value-type="string" calcext:value-type="string">
            <text:p>[]</text:p>
          </table:table-cell>
          <table:table-cell table:number-columns-repeated="1012"/>
        </table:table-row>
        <table:table-row table:style-name="ro3">
          <table:table-cell office:value-type="float" office:value="100032" calcext:value-type="float">
            <text:p>100032</text:p>
          </table:table-cell>
          <table:table-cell office:value-type="string" calcext:value-type="string">
            <text:p/>
            <text:p>      The Meaning Of Quantum Theory: A Guide For Students Of Chemistry And Physics</text:p>
            <text:p/>
          </table:table-cell>
          <table:table-cell office:value-type="string" calcext:value-type="string">
            <text:p>Jim Baggott</text:p>
          </table:table-cell>
          <table:table-cell office:value-type="string" calcext:value-type="string">
            <text:p/>
            <text:p>  4.18</text:p>
            <text:p/>
          </table:table-cell>
          <table:table-cell office:value-type="string" calcext:value-type="string">
            <text:p/>
            <text:p/>
            <text:p>  38</text:p>
            <text:p>  ratings</text:p>
            <text:p/>
          </table:table-cell>
          <table:table-cell office:value-type="string" calcext:value-type="string">
            <text:p/>
            <text:p/>
            <text:p>    5</text:p>
            <text:p>    reviews</text:p>
            <text:p/>
          </table:table-cell>
          <table:table-cell office:value-type="string" calcext:value-type="string">
            <text:p>Why is quantum theory so difficult to understand? In this book, written for both undergraduate and graduate students of chemistry and physics, the author looks at the continuing debate about the meaning of quantum theory. The historical development of the theory is traced from the turn of the century through to the 1930s, and the famous debate between Niels Bohr and Albert Einstein. The book examines in detail the arguments that quantum theory is incomplete, as made by Einstein, Boris Podolsky, and Nathan Rosen; the development of Bell's theorem; and crucial experimental tests performed in the early 1980s. Alternative interpretations -- pilot waves, quantum gravity, consciousness, and many worlds -- are described in the closing chapter. This is an ideal text for advanced undergraduate and graduate students of chemistry and physics, and for academic scientists not involved in mainstream quantum theory.</text:p>
          </table:table-cell>
          <table:table-cell office:value-type="string" calcext:value-type="string">
            <text:p>Hardcover</text:p>
          </table:table-cell>
          <table:table-cell table:number-columns-repeated="2"/>
          <table:table-cell office:value-type="string" calcext:value-type="string">
            <text:p/>
            <text:p>            Published</text:p>
            <text:p>        May 21st 1992</text:p>
            <text:p>         by Oxford University Press, USA</text:p>
            <text:p/>
            <text:p>      </text:p>
          </table:table-cell>
          <table:table-cell office:value-type="string" calcext:value-type="string">
            <text:p>['Science', 'Science', 'Physics', 'Reference']</text:p>
          </table:table-cell>
          <table:table-cell table:number-columns-repeated="1012"/>
        </table:table-row>
        <table:table-row table:style-name="ro5">
          <table:table-cell office:value-type="float" office:value="100033" calcext:value-type="float">
            <text:p>100033</text:p>
          </table:table-cell>
          <table:table-cell office:value-type="string" calcext:value-type="string">
            <text:p/>
            <text:p>      A Guide to Physics Problems: Part 2: Thermodynamics, Statistical Physics, and Quantum Mechanics</text:p>
            <text:p/>
          </table:table-cell>
          <table:table-cell office:value-type="string" calcext:value-type="string">
            <text:p>Sidney B. Cahn</text:p>
          </table:table-cell>
          <table:table-cell office:value-type="string" calcext:value-type="string">
            <text:p/>
            <text:p>  4.11</text:p>
            <text:p/>
          </table:table-cell>
          <table:table-cell office:value-type="string" calcext:value-type="string">
            <text:p/>
            <text:p/>
            <text:p>  9</text:p>
            <text:p>  ratings</text:p>
            <text:p/>
          </table:table-cell>
          <table:table-cell office:value-type="string" calcext:value-type="string">
            <text:p/>
            <text:p/>
            <text:p>    1</text:p>
            <text:p>    review</text:p>
            <text:p/>
          </table:table-cell>
          <table:table-cell/>
          <table:table-cell office:value-type="string" calcext:value-type="string">
            <text:p>Paperback</text:p>
          </table:table-cell>
          <table:table-cell/>
          <table:table-cell office:value-type="string" calcext:value-type="string">
            <text:p>354 pages</text:p>
          </table:table-cell>
          <table:table-cell office:value-type="string" calcext:value-type="string">
            <text:p/>
            <text:p>            Published</text:p>
            <text:p>        August 31st 1997</text:p>
            <text:p>         by Springer</text:p>
            <text:p/>
            <text:p>      </text:p>
          </table:table-cell>
          <table:table-cell office:value-type="string" calcext:value-type="string">
            <text:p>[]</text:p>
          </table:table-cell>
          <table:table-cell table:number-columns-repeated="1012"/>
        </table:table-row>
        <table:table-row table:style-name="ro2">
          <table:table-cell office:value-type="float" office:value="100034" calcext:value-type="float">
            <text:p>100034</text:p>
          </table:table-cell>
          <table:table-cell office:value-type="string" calcext:value-type="string">
            <text:p/>
            <text:p>      Quantum: A Guide for the Perplexed</text:p>
            <text:p/>
          </table:table-cell>
          <table:table-cell office:value-type="string" calcext:value-type="string">
            <text:p>Jim Al-Khalili</text:p>
          </table:table-cell>
          <table:table-cell office:value-type="string" calcext:value-type="string">
            <text:p/>
            <text:p>  4.13</text:p>
            <text:p/>
          </table:table-cell>
          <table:table-cell office:value-type="string" calcext:value-type="string">
            <text:p/>
            <text:p/>
            <text:p>  1,381</text:p>
            <text:p>  ratings</text:p>
            <text:p/>
          </table:table-cell>
          <table:table-cell office:value-type="string" calcext:value-type="string">
            <text:p/>
            <text:p/>
            <text:p>    90</text:p>
            <text:p>    reviews</text:p>
            <text:p/>
          </table:table-cell>
          <table:table-cell office:value-type="string" calcext:value-type="string">
            <text:p>In this lively look at quantum science, a physicist takes an entertaining and enlightening journey through the basics of subatomic physics Along the way he examines the paradox of quantum mechanicsâ€”beautifully mathematical in theory but confoundingly unpredictable in the real world. Marvel at the Dual Slit experiment as a tiny atom passes through 2 separate openings at the same time. Ponder the peculiar communication of quantum particles, which can remain in touch no matter how far apart. Join the genius jewel thief as he carries out a quantum measurement on a diamond without ever touching the object in question. With its clean, colorful layout and conversational tone, this text will hook you into the conundrum that is quantum mechanics.</text:p>
          </table:table-cell>
          <table:table-cell office:value-type="string" calcext:value-type="string">
            <text:p>Paperback</text:p>
          </table:table-cell>
          <table:table-cell/>
          <table:table-cell office:value-type="string" calcext:value-type="string">
            <text:p>280 pages</text:p>
          </table:table-cell>
          <table:table-cell office:value-type="string" calcext:value-type="string">
            <text:p/>
            <text:p>            Published</text:p>
            <text:p>        September 1st 2004</text:p>
            <text:p>         by Orion Publishing</text:p>
            <text:p/>
            <text:p>            </text:p>
            <text:p>              (first published 2003)</text:p>
            <text:p>            </text:p>
            <text:p/>
          </table:table-cell>
          <table:table-cell office:value-type="string" calcext:value-type="string">
            <text:p>['Science', 'Science', 'Nonfiction', 'Physics', 'Science']</text:p>
          </table:table-cell>
          <table:table-cell table:number-columns-repeated="1012"/>
        </table:table-row>
        <table:table-row table:style-name="ro2">
          <table:table-cell office:value-type="float" office:value="100035" calcext:value-type="float">
            <text:p>100035</text:p>
          </table:table-cell>
          <table:table-cell office:value-type="string" calcext:value-type="string">
            <text:p/>
            <text:p>      A Guide to Experiments in Quantum Optics</text:p>
            <text:p/>
          </table:table-cell>
          <table:table-cell office:value-type="string" calcext:value-type="string">
            <text:p>Hans-A. Bachor</text:p>
          </table:table-cell>
          <table:table-cell office:value-type="string" calcext:value-type="string">
            <text:p/>
            <text:p>  3.00</text:p>
            <text:p/>
          </table:table-cell>
          <table:table-cell office:value-type="string" calcext:value-type="string">
            <text:p/>
            <text:p/>
            <text:p>  3</text:p>
            <text:p>  ratings</text:p>
            <text:p/>
          </table:table-cell>
          <table:table-cell office:value-type="string" calcext:value-type="string">
            <text:p/>
            <text:p/>
            <text:p>    0</text:p>
            <text:p>    reviews</text:p>
            <text:p/>
          </table:table-cell>
          <table:table-cell office:value-type="string" calcext:value-type="string">
            <text:p>This revised and broadened second edition provides readers with an insight into this fascinating world and future technology in quantum optics. Alongside classical and quantum-mechanical models, the authors focus on important and current experimental techniques in quantum optics to provide an understanding of light, photons and laserbeams. In a comprehensible and lucid style, the book conveys the theoretical background indispensable for an understanding of actual experiments using photons. It covers basic modern optical components and procedures in detail, leading to experiments such as the generation of squeezed and entangled laserbeams, the test and applications of the quantum properties of single photons, and the use of light for quantum information experiments. </text:p>
          </table:table-cell>
          <table:table-cell office:value-type="string" calcext:value-type="string">
            <text:p>Paperback</text:p>
          </table:table-cell>
          <table:table-cell/>
          <table:table-cell office:value-type="string" calcext:value-type="string">
            <text:p>434 pages</text:p>
          </table:table-cell>
          <table:table-cell office:value-type="string" calcext:value-type="string">
            <text:p/>
            <text:p>            Published</text:p>
            <text:p>        March 12th 2004</text:p>
            <text:p>         by Wiley-Vch</text:p>
            <text:p/>
            <text:p>            </text:p>
            <text:p>              (first published March 27th 1998)</text:p>
            <text:p>            </text:p>
            <text:p/>
          </table:table-cell>
          <table:table-cell office:value-type="string" calcext:value-type="string">
            <text:p>['Science']</text:p>
          </table:table-cell>
          <table:table-cell table:number-columns-repeated="1012"/>
        </table:table-row>
        <table:table-row table:style-name="ro2">
          <table:table-cell office:value-type="float" office:value="100036" calcext:value-type="float">
            <text:p>100036</text:p>
          </table:table-cell>
          <table:table-cell office:value-type="string" calcext:value-type="string">
            <text:p/>
            <text:p>      A Guide to Quantum Groups</text:p>
            <text:p/>
          </table:table-cell>
          <table:table-cell office:value-type="string" calcext:value-type="string">
            <text:p>Vyjayanthi Chari</text:p>
          </table:table-cell>
          <table:table-cell office:value-type="string" calcext:value-type="string">
            <text:p/>
            <text:p>  5.00</text:p>
            <text:p/>
          </table:table-cell>
          <table:table-cell office:value-type="string" calcext:value-type="string">
            <text:p/>
            <text:p/>
            <text:p>  1</text:p>
            <text:p>  rating</text:p>
            <text:p/>
          </table:table-cell>
          <table:table-cell office:value-type="string" calcext:value-type="string">
            <text:p/>
            <text:p/>
            <text:p>    0</text:p>
            <text:p>    reviews</text:p>
            <text:p/>
          </table:table-cell>
          <table:table-cell office:value-type="string" calcext:value-type="string">
            <text:p>Since they first arose in the 1970s and early 1980s, quantum groups have proved to be of great interest to mathematicians and theoretical physicists. This book gives a comprehensive view of quantum groups and their applications. The authors build on a self-contained account of the foundations of the subject and go on to treat the more advanced aspects concisely and with detailed references to the literature. Researchers in mathematics and theoretical physics will enjoy this book.</text:p>
          </table:table-cell>
          <table:table-cell office:value-type="string" calcext:value-type="string">
            <text:p>Hardcover</text:p>
          </table:table-cell>
          <table:table-cell/>
          <table:table-cell office:value-type="string" calcext:value-type="string">
            <text:p>667 pages</text:p>
          </table:table-cell>
          <table:table-cell office:value-type="string" calcext:value-type="string">
            <text:p/>
            <text:p>            Published</text:p>
            <text:p>        November 25th 1994</text:p>
            <text:p>         by Cambridge University Press</text:p>
            <text:p/>
            <text:p>            </text:p>
            <text:p>              (first published 1994)</text:p>
            <text:p>            </text:p>
            <text:p/>
          </table:table-cell>
          <table:table-cell office:value-type="string" calcext:value-type="string">
            <text:p>[]</text:p>
          </table:table-cell>
          <table:table-cell table:number-columns-repeated="1012"/>
        </table:table-row>
        <table:table-row table:style-name="ro3">
          <table:table-cell office:value-type="float" office:value="100037" calcext:value-type="float">
            <text:p>100037</text:p>
          </table:table-cell>
          <table:table-cell office:value-type="string" calcext:value-type="string">
            <text:p/>
            <text:p>      Quantum Mechanics (Greenwood Guides to Great Ideas in Science)</text:p>
            <text:p/>
          </table:table-cell>
          <table:table-cell office:value-type="string" calcext:value-type="string">
            <text:p>Kent Peacock</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office:value-type="string" calcext:value-type="string">
            <text:p>Quantum mechanics is one of the great success stories of modern physics, making sense of the very small just as Einstein's theory of relativity made sense of the very large. But, for most students, the ideas that make quantum mechanics powerful can be confusing and counterintuitive. This volume in the Greenwood Guides to Great Ideas in Science series provides a history of quantum mechanics from the early breakthroughs of Planck and Einstein, at the beginning of the 20th century, to the present frontiers of quantum computing and quantum gravity. The approach is entirely non-technical, and is aimed at the general reader who may not have much mathematical background but who has a strong curiosity about some of the most important developments in modern science."Quantum Mechanics: A Historical Perspective" traces the history of this powerful theory, including:; The early discoveries by Max Planck and Albert Einstein regarding the quantization of radiation; The early quantum theory, including Neils Bohr's theory of the atom; The birth of modern quantum mechanics through the work of Heisenberg, Schrodinger, Born, Dirac and others; Applications of quantum mechanics in chemistry, nuclear physics, electronics, and many other areas; Recent work in quantum computation and quantum information theoryThe book emphasizes the fact that despite the great success of quantum mechanics, many exciting intellectual frontiers remain open for further researchers to explore. It includes a glossary, a timeline, and a bibliography of accessible resources for further research.</text:p>
          </table:table-cell>
          <table:table-cell office:value-type="string" calcext:value-type="string">
            <text:p>Hardcover</text:p>
          </table:table-cell>
          <table:table-cell/>
          <table:table-cell office:value-type="string" calcext:value-type="string">
            <text:p>224 pages</text:p>
          </table:table-cell>
          <table:table-cell office:value-type="string" calcext:value-type="string">
            <text:p/>
            <text:p>            Published</text:p>
            <text:p>        December 1st 2007</text:p>
            <text:p>         by Greenwood Pub Group</text:p>
            <text:p/>
            <text:p>      </text:p>
          </table:table-cell>
          <table:table-cell office:value-type="string" calcext:value-type="string">
            <text:p>['Science']</text:p>
          </table:table-cell>
          <table:table-cell table:number-columns-repeated="1012"/>
        </table:table-row>
        <table:table-row table:style-name="ro2">
          <table:table-cell office:value-type="float" office:value="100038" calcext:value-type="float">
            <text:p>100038</text:p>
          </table:table-cell>
          <table:table-cell office:value-type="string" calcext:value-type="string">
            <text:p/>
            <text:p>      Bluff Your Way in the Quantum Universe</text:p>
            <text:p/>
          </table:table-cell>
          <table:table-cell office:value-type="string" calcext:value-type="string">
            <text:p>Anne Taute</text:p>
          </table:table-cell>
          <table:table-cell office:value-type="string" calcext:value-type="string">
            <text:p/>
            <text:p>  3.89</text:p>
            <text:p/>
          </table:table-cell>
          <table:table-cell office:value-type="string" calcext:value-type="string">
            <text:p/>
            <text:p/>
            <text:p>  19</text:p>
            <text:p>  ratings</text:p>
            <text:p/>
          </table:table-cell>
          <table:table-cell office:value-type="string" calcext:value-type="string">
            <text:p/>
            <text:p/>
            <text:p>    3</text:p>
            <text:p>    reviews</text:p>
            <text:p/>
          </table:table-cell>
          <table:table-cell/>
          <table:table-cell office:value-type="string" calcext:value-type="string">
            <text:p>Paperback</text:p>
          </table:table-cell>
          <table:table-cell/>
          <table:table-cell office:value-type="string" calcext:value-type="string">
            <text:p>64 pages</text:p>
          </table:table-cell>
          <table:table-cell office:value-type="string" calcext:value-type="string">
            <text:p/>
            <text:p>            Published</text:p>
            <text:p>        November 1st 1997</text:p>
            <text:p>         by Ravette Publishing</text:p>
            <text:p/>
            <text:p>            </text:p>
            <text:p>              (first published 1996)</text:p>
            <text:p>            </text:p>
            <text:p/>
          </table:table-cell>
          <table:table-cell office:value-type="string" calcext:value-type="string">
            <text:p>['Nonfiction', 'Science']</text:p>
          </table:table-cell>
          <table:table-cell table:number-columns-repeated="1012"/>
        </table:table-row>
        <table:table-row table:style-name="ro2">
          <table:table-cell office:value-type="float" office:value="100039" calcext:value-type="float">
            <text:p>100039</text:p>
          </table:table-cell>
          <table:table-cell office:value-type="string" calcext:value-type="string">
            <text:p/>
            <text:p>      The Visionary Window: A Quantum Physicist's Guide to Enlightenment</text:p>
            <text:p/>
          </table:table-cell>
          <table:table-cell office:value-type="string" calcext:value-type="string">
            <text:p>Amit Goswami</text:p>
          </table:table-cell>
          <table:table-cell office:value-type="string" calcext:value-type="string">
            <text:p/>
            <text:p>  4.02</text:p>
            <text:p/>
          </table:table-cell>
          <table:table-cell office:value-type="string" calcext:value-type="string">
            <text:p/>
            <text:p/>
            <text:p>  91</text:p>
            <text:p>  ratings</text:p>
            <text:p/>
          </table:table-cell>
          <table:table-cell office:value-type="string" calcext:value-type="string">
            <text:p/>
            <text:p/>
            <text:p>    8</text:p>
            <text:p>    reviews</text:p>
            <text:p/>
          </table:table-cell>
          <table:table-cell office:value-type="string" calcext:value-type="string">
            <text:p>Does God exist? Can spirituality be integrated with science? Is happiness possible? Do miracles really happen? Not only does The Visionary Window answer "yes" to all of these questions, but it skillfully combines the fields of philosophy, cosmology, religion, and psychology to form a new way of thinking about science and spirituality. Stepping beyond the classic work of prominent seventies physicist Fritjof Capra, Goswami details his own pioneering exploration of science and spirit, revealing the complete integration between modern science and spiritual traditions. Using stories and colorful examples from pop culture, Goswami addresses complex issues in language and terminology easily accessible to the lay reader. He provides quantum physics-based theory and new experimental data verifying the metaphysical truth that exists when employed in the context of a new science, science within the primacy of consciousness. With a new holistic worldview, Goswami also discusses the creativity of the body to self heal; the power of spiritual practice and how to choose a meditative path; and the five stages of spiritual growth, culminating in the ability to transcend the physical laws of nature. Readers, scientists and spiritual leaders alike will find answers to many of life's deepest mysteries.</text:p>
          </table:table-cell>
          <table:table-cell office:value-type="string" calcext:value-type="string">
            <text:p>Paperback</text:p>
          </table:table-cell>
          <table:table-cell/>
          <table:table-cell office:value-type="string" calcext:value-type="string">
            <text:p>339 pages</text:p>
          </table:table-cell>
          <table:table-cell office:value-type="string" calcext:value-type="string">
            <text:p/>
            <text:p>            Published</text:p>
            <text:p>        June 1st 2006</text:p>
            <text:p>         by Quest Books</text:p>
            <text:p/>
            <text:p>            </text:p>
            <text:p>              (first published November 1st 2000)</text:p>
            <text:p>            </text:p>
            <text:p/>
          </table:table-cell>
          <table:table-cell office:value-type="string" calcext:value-type="string">
            <text:p>['Science', 'Spirituality', 'Nonfiction', 'Philosophy']</text:p>
          </table:table-cell>
          <table:table-cell table:number-columns-repeated="1012"/>
        </table:table-row>
        <table:table-row table:style-name="ro2">
          <table:table-cell office:value-type="float" office:value="100040" calcext:value-type="float">
            <text:p>100040</text:p>
          </table:table-cell>
          <table:table-cell office:value-type="string" calcext:value-type="string">
            <text:p/>
            <text:p>      Exploring the Physics of the Unknown Universe: An Adventurers Guide</text:p>
            <text:p/>
          </table:table-cell>
          <table:table-cell office:value-type="string" calcext:value-type="string">
            <text:p>Milo Wolff</text:p>
          </table:table-cell>
          <table:table-cell office:value-type="string" calcext:value-type="string">
            <text:p/>
            <text:p>  4.56</text:p>
            <text:p/>
          </table:table-cell>
          <table:table-cell office:value-type="string" calcext:value-type="string">
            <text:p/>
            <text:p/>
            <text:p>  16</text:p>
            <text:p>  ratings</text:p>
            <text:p/>
          </table:table-cell>
          <table:table-cell office:value-type="string" calcext:value-type="string">
            <text:p/>
            <text:p/>
            <text:p>    4</text:p>
            <text:p>    reviews</text:p>
            <text:p/>
          </table:table-cell>
          <table:table-cell office:value-type="string" calcext:value-type="string">
            <text:p>Part I describes the fundamental laws underlying science. The emphasis is on intuitive understanding of the foundations of scientific knowledge to enable deciphering of Mother Nature's designs for the physical universe. It explains the six fundamental laws: Conservation of Energy, Gravity, Coulomb's force, Newton's laws, Quantum Mechanics, and Special Relativity. The book follows a trail of scientific ideas and clues from the Greeks to Newton, Mach, Clifford, Einstein, Dirac, and Feynman to Modern galactic astronomy. Part II discusses cosmology, space and the universe. It explores their enigmas and paradoxes. Dr Wolff's role is a friendly guide to the reader, enabling her/him to understand the machinery behind Nature's laws, and to help solve the puzzles which have confounded scientists over the years. The century-old controversy of wave structure or substance structure of particles is examined and it is shown that a wave structure is the probable origin of the natural laws. The mysterious role of space itself is explored and the reader is asked and helped to choose between truth and prejudice.</text:p>
          </table:table-cell>
          <table:table-cell office:value-type="string" calcext:value-type="string">
            <text:p>Hardcover</text:p>
          </table:table-cell>
          <table:table-cell/>
          <table:table-cell office:value-type="string" calcext:value-type="string">
            <text:p>251 pages</text:p>
          </table:table-cell>
          <table:table-cell office:value-type="string" calcext:value-type="string">
            <text:p/>
            <text:p>            Published</text:p>
            <text:p>        January 1st 1994</text:p>
            <text:p>         by Technotran</text:p>
            <text:p/>
            <text:p>            </text:p>
            <text:p>              (first published June 1st 1990)</text:p>
            <text:p>            </text:p>
            <text:p/>
          </table:table-cell>
          <table:table-cell office:value-type="string" calcext:value-type="string">
            <text:p>['Science']</text:p>
          </table:table-cell>
          <table:table-cell table:number-columns-repeated="1012"/>
        </table:table-row>
        <table:table-row table:style-name="ro3">
          <table:table-cell office:value-type="float" office:value="100041" calcext:value-type="float">
            <text:p>100041</text:p>
          </table:table-cell>
          <table:table-cell office:value-type="string" calcext:value-type="string">
            <text:p/>
            <text:p>      Schaum's Outline of Quantum Mechanics</text:p>
            <text:p/>
          </table:table-cell>
          <table:table-cell office:value-type="string" calcext:value-type="string">
            <text:p>Yoav Peleg</text:p>
          </table:table-cell>
          <table:table-cell office:value-type="string" calcext:value-type="string">
            <text:p/>
            <text:p>  3.65</text:p>
            <text:p/>
          </table:table-cell>
          <table:table-cell office:value-type="string" calcext:value-type="string">
            <text:p/>
            <text:p/>
            <text:p>  26</text:p>
            <text:p>  ratings</text:p>
            <text:p/>
          </table:table-cell>
          <table:table-cell office:value-type="string" calcext:value-type="string">
            <text:p/>
            <text:p/>
            <text:p>    2</text:p>
            <text:p>    reviews</text:p>
            <text:p/>
          </table:table-cell>
          <table:table-cell office:value-type="string" calcext:value-type="string">
            <text:p>Confusing Textbooks? Missed Lectures? Not Enough Time?Fortunately for you, there's Schaum's Outlines. More than 40 million students have trusted Schaum's to help them succeed in the classroom and on exams. Schaum's is the key to faster learning and higher grades in every subject. Each Outline presents all the essential course information in an easy-to-follow, topic-by-topic format. You also get hundreds of examples, solved problems, and practice exercises to test your skills.This Schaum's Outline gives you Practice problems with full explanations that reinforce knowledge Coverage of the most up-to-date developments in your course field In-depth review of practices and applicationsFully compatible with your classroom text, Schaum's highlights all the important facts you need to know. Use Schaum's to shorten your study time-and get your best test scoresSchaum's Outlines-Problem Solved.</text:p>
          </table:table-cell>
          <table:table-cell office:value-type="string" calcext:value-type="string">
            <text:p>Paperback</text:p>
          </table:table-cell>
          <table:table-cell/>
          <table:table-cell office:value-type="string" calcext:value-type="string">
            <text:p>320 pages</text:p>
          </table:table-cell>
          <table:table-cell office:value-type="string" calcext:value-type="string">
            <text:p/>
            <text:p>            Published</text:p>
            <text:p>        April 30th 1998</text:p>
            <text:p>         by McGraw-Hill Companies</text:p>
            <text:p/>
            <text:p>      </text:p>
          </table:table-cell>
          <table:table-cell office:value-type="string" calcext:value-type="string">
            <text:p>['Science', 'Science', 'Textbooks']</text:p>
          </table:table-cell>
          <table:table-cell table:number-columns-repeated="1012"/>
        </table:table-row>
        <table:table-row table:style-name="ro2">
          <table:table-cell office:value-type="float" office:value="100042" calcext:value-type="float">
            <text:p>100042</text:p>
          </table:table-cell>
          <table:table-cell office:value-type="string" calcext:value-type="string">
            <text:p/>
            <text:p>      Schaum's Outline of Modern Physics</text:p>
            <text:p/>
          </table:table-cell>
          <table:table-cell office:value-type="string" calcext:value-type="string">
            <text:p>Ronald Gautreau</text:p>
          </table:table-cell>
          <table:table-cell office:value-type="string" calcext:value-type="string">
            <text:p/>
            <text:p>  3.87</text:p>
            <text:p/>
          </table:table-cell>
          <table:table-cell office:value-type="string" calcext:value-type="string">
            <text:p/>
            <text:p/>
            <text:p>  30</text:p>
            <text:p>  ratings</text:p>
            <text:p/>
          </table:table-cell>
          <table:table-cell office:value-type="string" calcext:value-type="string">
            <text:p/>
            <text:p/>
            <text:p>    1</text:p>
            <text:p>    review</text:p>
            <text:p/>
          </table:table-cell>
          <table:table-cell office:value-type="string" calcext:value-type="string">
            <text:p>Tough Test Questions? Missed Lectures? Not Enough Time?Fortunately for you, there's Schaum's Outlines. More than 40 million students have trusted Schaum's to help them succeed in the classroom and on exams. Schaum's is the key to faster learning and higher grades in every subject. Each Outline presents all the essential course information in an easy-to-follow, topic-by-topic format. You also get hundreds of examples, solved problems, and practice exercises to test your skills.This Schaum's Outline gives youPractice problems with full explanations that reinforce knowledgeCoverage of the most up-to-date developments in your course fieldIn-depth review of practices and applicationsFully compatible with your classroom text, Schaum's highlights all the important facts you need to know. Use Schaum's to shorten your study time-and get your best test scores!Schaum's Outlines-Problem Solved.</text:p>
          </table:table-cell>
          <table:table-cell office:value-type="string" calcext:value-type="string">
            <text:p>Paperback</text:p>
          </table:table-cell>
          <table:table-cell/>
          <table:table-cell office:value-type="string" calcext:value-type="string">
            <text:p>360 pages</text:p>
          </table:table-cell>
          <table:table-cell office:value-type="string" calcext:value-type="string">
            <text:p/>
            <text:p>            Published</text:p>
            <text:p>        August 17th 1999</text:p>
            <text:p>         by McGraw-Hill Education</text:p>
            <text:p/>
            <text:p>            </text:p>
            <text:p>              (first published July 27th 1999)</text:p>
            <text:p>            </text:p>
            <text:p/>
          </table:table-cell>
          <table:table-cell office:value-type="string" calcext:value-type="string">
            <text:p>['Science', 'Science', 'Science']</text:p>
          </table:table-cell>
          <table:table-cell table:number-columns-repeated="1012"/>
        </table:table-row>
        <table:table-row table:style-name="ro2">
          <table:table-cell office:value-type="float" office:value="100043" calcext:value-type="float">
            <text:p>100043</text:p>
          </table:table-cell>
          <table:table-cell office:value-type="string" calcext:value-type="string">
            <text:p/>
            <text:p>      Quantum Zoo: A Tourist's Guide to the Neverending Universe</text:p>
            <text:p/>
          </table:table-cell>
          <table:table-cell office:value-type="string" calcext:value-type="string">
            <text:p>Marcus Chown</text:p>
          </table:table-cell>
          <table:table-cell office:value-type="string" calcext:value-type="string">
            <text:p/>
            <text:p>  4.06</text:p>
            <text:p/>
          </table:table-cell>
          <table:table-cell office:value-type="string" calcext:value-type="string">
            <text:p/>
            <text:p/>
            <text:p>  156</text:p>
            <text:p>  ratings</text:p>
            <text:p/>
          </table:table-cell>
          <table:table-cell office:value-type="string" calcext:value-type="string">
            <text:p/>
            <text:p/>
            <text:p>    27</text:p>
            <text:p>    reviews</text:p>
            <text:p/>
          </table:table-cell>
          <table:table-cell/>
          <table:table-cell office:value-type="string" calcext:value-type="string">
            <text:p>Paperback</text:p>
          </table:table-cell>
          <table:table-cell table:number-columns-repeated="2"/>
          <table:table-cell office:value-type="string" calcext:value-type="string">
            <text:p/>
            <text:p>            Published</text:p>
            <text:p>        July 30th 2007</text:p>
            <text:p>         by National Academy Press</text:p>
            <text:p/>
            <text:p>            </text:p>
            <text:p>              (first published March 15th 2006)</text:p>
            <text:p>            </text:p>
            <text:p/>
          </table:table-cell>
          <table:table-cell office:value-type="string" calcext:value-type="string">
            <text:p>['Science', 'Science', 'Nonfiction', 'Reference', 'Science']</text:p>
          </table:table-cell>
          <table:table-cell table:number-columns-repeated="1012"/>
        </table:table-row>
        <table:table-row table:style-name="ro2">
          <table:table-cell office:value-type="float" office:value="100044" calcext:value-type="float">
            <text:p>100044</text:p>
          </table:table-cell>
          <table:table-cell office:value-type="string" calcext:value-type="string">
            <text:p/>
            <text:p>      The Quantum Zoo: A Tourist's Guide to the Neverending Universe</text:p>
            <text:p/>
          </table:table-cell>
          <table:table-cell office:value-type="string" calcext:value-type="string">
            <text:p>Marcus Chown</text:p>
          </table:table-cell>
          <table:table-cell office:value-type="string" calcext:value-type="string">
            <text:p/>
            <text:p>  4.06</text:p>
            <text:p/>
          </table:table-cell>
          <table:table-cell office:value-type="string" calcext:value-type="string">
            <text:p/>
            <text:p/>
            <text:p>  156</text:p>
            <text:p>  ratings</text:p>
            <text:p/>
          </table:table-cell>
          <table:table-cell office:value-type="string" calcext:value-type="string">
            <text:p/>
            <text:p/>
            <text:p>    27</text:p>
            <text:p>    reviews</text:p>
            <text:p/>
          </table:table-cell>
          <table:table-cell office:value-type="string" calcext:value-type="string">
            <text:p>The two towering achievements of modern physics are quantum theory and Einstein's general theory of relativity. Together, they explain virtually everything about the world we live in. But, almost a century after their advent, most people haven't the slightest clue what either is about. Did you know that there's so much empty space inside matter that the entire human race could be squeezed into the volume of a sugar cube? Or that you grow old more quickly on the top floor of a building than on the ground floor? And did you realize that 1 per cent of the static on a TV tuned between stations is the relic of the Big Bang? These and many other remarkable facts about the world are direct consequences of quantum physics and relativity. Quantum theory has literally made the modern world possible. Not only has it given us lasers, computers, and nuclear reactors, but it has provided an explanation of why the sun shines and why the ground beneath our feet is solid. Despite this, however, quantum theory and relativity remain a patchwork of fragmented ideas, vaguely understood at best and often utterly mysterious. average person. Author Marcus Chown emphatically disagrees. As Einstein himself said, Most of the fundamental ideas of science are essentially simple and may, as a rule, be expressed in a language comprehensible to everyone. If you think that the marvels of modern physics have passed you by, it is not too late. In Chown's capable hands, quantum physics and relativity are not only painless but downright fun. So sit back, relax, and get comfortable as an adept and experienced science communicator brings you quickly up to speed on some of the greatest ideas in the history of human thought.</text:p>
          </table:table-cell>
          <table:table-cell office:value-type="string" calcext:value-type="string">
            <text:p>Hardcover</text:p>
          </table:table-cell>
          <table:table-cell/>
          <table:table-cell office:value-type="string" calcext:value-type="string">
            <text:p>200 pages</text:p>
          </table:table-cell>
          <table:table-cell office:value-type="string" calcext:value-type="string">
            <text:p/>
            <text:p>            Published</text:p>
            <text:p>        April 3rd 2006</text:p>
            <text:p>         by Joseph Henry Press</text:p>
            <text:p/>
            <text:p>            </text:p>
            <text:p>              (first published March 15th 2006)</text:p>
            <text:p>            </text:p>
            <text:p/>
          </table:table-cell>
          <table:table-cell office:value-type="string" calcext:value-type="string">
            <text:p>['Science', 'Science', 'Nonfiction', 'Reference', 'Science']</text:p>
          </table:table-cell>
          <table:table-cell table:number-columns-repeated="1012"/>
        </table:table-row>
        <table:table-row table:style-name="ro5">
          <table:table-cell office:value-type="float" office:value="100045" calcext:value-type="float">
            <text:p>100045</text:p>
          </table:table-cell>
          <table:table-cell office:value-type="string" calcext:value-type="string">
            <text:p/>
            <text:p>      Binding and Scattering in Two-Dimensional Systems: Applications to Quantum Wires, Waveguides and Photonic Crystals</text:p>
            <text:p/>
          </table:table-cell>
          <table:table-cell office:value-type="string" calcext:value-type="string">
            <text:p>J. Timothy Londergan</text:p>
          </table:table-cell>
          <table:table-cell office:value-type="string" calcext:value-type="string">
            <text:p/>
            <text:p>  1.00</text:p>
            <text:p/>
          </table:table-cell>
          <table:table-cell office:value-type="string" calcext:value-type="string">
            <text:p/>
            <text:p/>
            <text:p>  1</text:p>
            <text:p>  rating</text:p>
            <text:p/>
          </table:table-cell>
          <table:table-cell office:value-type="string" calcext:value-type="string">
            <text:p/>
            <text:p/>
            <text:p>    0</text:p>
            <text:p>    reviews</text:p>
            <text:p/>
          </table:table-cell>
          <table:table-cell office:value-type="string" calcext:value-type="string">
            <text:p>have advances in of The last few seen our understanding revolutionary years heterostructures. An amount the electronic of enormous properties quantum undertaken both the and the theoretical of research has been on experimental in nanostructures. The field vast of electronic now covers a aspects transport and extensive number of review of an books, articles, spectrum topics, papers and conference continue to be in this area. published Complete proceedings of this and field is the of this book. beyond exciting evolving scope coverage We refer the interested reader to of the excellent and some comprehensive books and conference on this proceedings subject. Much has been made in our of confined understanding quantum progress A's is well it is to construct heterostruc known, possible quantum systems. tures which well as one dimensional are approximated quasi two dimensional, zero dimensional Our interest here is in the of or properties particles systems. We brief andfields in two dimensional a intro quasi (2 D) systems. provide duction to the of 2 D in to motion in 2 D systems, particular systems physics the confined within finite For we will assume that a area. simplicity, generally Such confined is defined an infinite hard wall a by potential. system boundary We will 2 D will be referred to as a or as a wire.</text:p>
          </table:table-cell>
          <table:table-cell office:value-type="string" calcext:value-type="string">
            <text:p>Hardcover</text:p>
          </table:table-cell>
          <table:table-cell/>
          <table:table-cell office:value-type="string" calcext:value-type="string">
            <text:p>222 pages</text:p>
          </table:table-cell>
          <table:table-cell office:value-type="string" calcext:value-type="string">
            <text:p/>
            <text:p>            Published</text:p>
            <text:p>        November 17th 1999</text:p>
            <text:p>         by Springer</text:p>
            <text:p/>
            <text:p>      </text:p>
          </table:table-cell>
          <table:table-cell office:value-type="string" calcext:value-type="string">
            <text:p>[]</text:p>
          </table:table-cell>
          <table:table-cell table:number-columns-repeated="1012"/>
        </table:table-row>
        <table:table-row table:style-name="ro2">
          <table:table-cell office:value-type="float" office:value="100046" calcext:value-type="float">
            <text:p>100046</text:p>
          </table:table-cell>
          <table:table-cell office:value-type="string" calcext:value-type="string">
            <text:p/>
            <text:p>      The Chaos Cookbook</text:p>
            <text:p/>
          </table:table-cell>
          <table:table-cell office:value-type="string" calcext:value-type="string">
            <text:p>Joe Pritchard</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table:table-cell office:value-type="string" calcext:value-type="string">
            <text:p>Paperback</text:p>
          </table:table-cell>
          <table:table-cell/>
          <table:table-cell office:value-type="string" calcext:value-type="string">
            <text:p>487 pages</text:p>
          </table:table-cell>
          <table:table-cell office:value-type="string" calcext:value-type="string">
            <text:p/>
            <text:p>            Published</text:p>
            <text:p>        January 1st 1996</text:p>
            <text:p>         by Butterworth-Heinemann</text:p>
            <text:p/>
            <text:p>            </text:p>
            <text:p>              (first published February 1st 1992)</text:p>
            <text:p>            </text:p>
            <text:p/>
          </table:table-cell>
          <table:table-cell office:value-type="string" calcext:value-type="string">
            <text:p>['Computer']</text:p>
          </table:table-cell>
          <table:table-cell table:number-columns-repeated="1012"/>
        </table:table-row>
        <table:table-row table:style-name="ro2">
          <table:table-cell office:value-type="float" office:value="100047" calcext:value-type="float">
            <text:p>100047</text:p>
          </table:table-cell>
          <table:table-cell office:value-type="string" calcext:value-type="string">
            <text:p/>
            <text:p>      Schaum's Easy Outline of Quantum Mechanics</text:p>
            <text:p/>
          </table:table-cell>
          <table:table-cell office:value-type="string" calcext:value-type="string">
            <text:p>Eliahu Zaarur</text:p>
          </table:table-cell>
          <table:table-cell office:value-type="string" calcext:value-type="string">
            <text:p/>
            <text:p>  3.40</text:p>
            <text:p/>
          </table:table-cell>
          <table:table-cell office:value-type="string" calcext:value-type="string">
            <text:p/>
            <text:p/>
            <text:p>  5</text:p>
            <text:p>  ratings</text:p>
            <text:p/>
          </table:table-cell>
          <table:table-cell office:value-type="string" calcext:value-type="string">
            <text:p/>
            <text:p/>
            <text:p>    1</text:p>
            <text:p>    review</text:p>
            <text:p/>
          </table:table-cell>
          <table:table-cell office:value-type="string" calcext:value-type="string">
            <text:p>For a quick nuts-and-bolts overview of quantum mechanics, there's no book that does it betterPared-down, simplified, and tightly focused, Schaum's Easy Outline of Quantum Mechanics is perfect for anyone turned off by dense text. Cartoons, sidebars, icons, and other graphic pointers get the material across fast, and concise text focuses on the essence of quantum mechanics. This is the ideal book for last-minute test preparation.</text:p>
          </table:table-cell>
          <table:table-cell office:value-type="string" calcext:value-type="string">
            <text:p>Paperback</text:p>
          </table:table-cell>
          <table:table-cell/>
          <table:table-cell office:value-type="string" calcext:value-type="string">
            <text:p>154 pages</text:p>
          </table:table-cell>
          <table:table-cell office:value-type="string" calcext:value-type="string">
            <text:p/>
            <text:p>            Published</text:p>
            <text:p>        October 12th 2005</text:p>
            <text:p>         by McGraw-Hill Education</text:p>
            <text:p/>
            <text:p>            </text:p>
            <text:p>              (first published 2005)</text:p>
            <text:p>            </text:p>
            <text:p/>
          </table:table-cell>
          <table:table-cell office:value-type="string" calcext:value-type="string">
            <text:p>['Science', 'Science']</text:p>
          </table:table-cell>
          <table:table-cell table:number-columns-repeated="1012"/>
        </table:table-row>
        <table:table-row table:style-name="ro2">
          <table:table-cell office:value-type="float" office:value="100048" calcext:value-type="float">
            <text:p>100048</text:p>
          </table:table-cell>
          <table:table-cell office:value-type="string" calcext:value-type="string">
            <text:p/>
            <text:p>      Orbitals in Chemistry: A Modern Guide for Students</text:p>
            <text:p/>
          </table:table-cell>
          <table:table-cell office:value-type="string" calcext:value-type="string">
            <text:p>VĂ­ctor Gil</text:p>
          </table:table-cell>
          <table:table-cell office:value-type="string" calcext:value-type="string">
            <text:p/>
            <text:p>  0.00</text:p>
            <text:p/>
          </table:table-cell>
          <table:table-cell office:value-type="string" calcext:value-type="string">
            <text:p/>
            <text:p/>
            <text:p>  0</text:p>
            <text:p>  ratings</text:p>
            <text:p/>
          </table:table-cell>
          <table:table-cell office:value-type="string" calcext:value-type="string">
            <text:p/>
            <text:p/>
            <text:p>    0</text:p>
            <text:p>    reviews</text:p>
            <text:p/>
          </table:table-cell>
          <table:table-cell office:value-type="string" calcext:value-type="string">
            <text:p>This text presents a unified and up-to-date discussion of the role of atomic and molecular orbitals in chemistry, from the quantum mechanical foundations to recent developments and applications. Abundantly illustrated, the volume critically establishes the relationships between the more formal quantum mechanical formalisms and the traditional chemical descriptions of chemical bonding. It is mathematically less demanding than most traditional quantum chemistry texts, yet still retains clarity and rigor. This volume is an ideal textbook for any course in which chemistry is a significant part.</text:p>
          </table:table-cell>
          <table:table-cell office:value-type="string" calcext:value-type="string">
            <text:p>Hardcover</text:p>
          </table:table-cell>
          <table:table-cell/>
          <table:table-cell office:value-type="string" calcext:value-type="string">
            <text:p>326 pages</text:p>
          </table:table-cell>
          <table:table-cell office:value-type="string" calcext:value-type="string">
            <text:p/>
            <text:p>            Published</text:p>
            <text:p>        September 18th 2000</text:p>
            <text:p>         by Cambridge University Press</text:p>
            <text:p/>
            <text:p>            </text:p>
            <text:p>              (first published August 10th 2000)</text:p>
            <text:p>            </text:p>
            <text:p/>
          </table:table-cell>
          <table:table-cell office:value-type="string" calcext:value-type="string">
            <text:p>[]</text:p>
          </table:table-cell>
          <table:table-cell table:number-columns-repeated="1012"/>
        </table:table-row>
        <table:table-row table:style-name="ro3">
          <table:table-cell office:value-type="float" office:value="100049" calcext:value-type="float">
            <text:p>100049</text:p>
          </table:table-cell>
          <table:table-cell office:value-type="string" calcext:value-type="string">
            <text:p/>
            <text:p>      Quantum Theory: A Very Short Introduction</text:p>
            <text:p/>
          </table:table-cell>
          <table:table-cell office:value-type="string" calcext:value-type="string">
            <text:p>John C. Polkinghorne</text:p>
          </table:table-cell>
          <table:table-cell office:value-type="string" calcext:value-type="string">
            <text:p/>
            <text:p>  3.83</text:p>
            <text:p/>
          </table:table-cell>
          <table:table-cell office:value-type="string" calcext:value-type="string">
            <text:p/>
            <text:p/>
            <text:p>  840</text:p>
            <text:p>  ratings</text:p>
            <text:p/>
          </table:table-cell>
          <table:table-cell office:value-type="string" calcext:value-type="string">
            <text:p/>
            <text:p/>
            <text:p>    81</text:p>
            <text:p>    reviews</text:p>
            <text:p/>
          </table:table-cell>
          <table:table-cell office:value-type="string" calcext:value-type="string">
            <text:p>Quantum Theory is the most revolutionary discovery in physics since Newton. This book gives a lucid, exciting, and accessible account of the surprising and counterintuitive ideas that shape our understanding of the sub-atomic world. It does not disguise the problems of interpretation that still remain unsettled 75 years after the initial discoveries. The main text makes no use of equations, but there is a Mathematical Appendix for those desiring stronger fare. Uncertainty, probabilistic physics, complementarity, the problematic character of measurement, and decoherence are among the many topics discussed. This volume offers the reader access to one of the greatest discoveries in the history of physics and one of the outstanding intellectual achievements of the twentieth century.About the Series: Combining authority with wit, accessibility, and style, <text:s/>Very Short Introductions offer an introduction to some of life's most interesting topics. Written by experts for the newcomer, they demonstrate the finest contemporary thinking about the central problems and issues in hundreds of key topics, from philosophy to Freud, quantum theory to Islam.</text:p>
          </table:table-cell>
          <table:table-cell office:value-type="string" calcext:value-type="string">
            <text:p>Paperback</text:p>
          </table:table-cell>
          <table:table-cell/>
          <table:table-cell office:value-type="string" calcext:value-type="string">
            <text:p>113 pages</text:p>
          </table:table-cell>
          <table:table-cell office:value-type="string" calcext:value-type="string">
            <text:p/>
            <text:p>            Published</text:p>
            <text:p>        2002</text:p>
            <text:p>         by Oxford University Press</text:p>
            <text:p/>
            <text:p>      </text:p>
          </table:table-cell>
          <table:table-cell office:value-type="string" calcext:value-type="string">
            <text:p>['Science', 'Science', 'Nonfiction', 'Philosophy', 'History', 'Science', 'Physics', 'Reference', 'Audiobook', 'Textbooks']</text:p>
          </table:table-cell>
          <table:table-cell table:number-columns-repeated="1012"/>
        </table:table-row>
        <table:table-row table:style-name="ro2">
          <table:table-cell office:value-type="float" office:value="100050" calcext:value-type="float">
            <text:p>100050</text:p>
          </table:table-cell>
          <table:table-cell office:value-type="string" calcext:value-type="string">
            <text:p/>
            <text:p>      Miss Nelson Is Missing!</text:p>
            <text:p/>
          </table:table-cell>
          <table:table-cell office:value-type="string" calcext:value-type="string">
            <text:p>Harry Allard</text:p>
          </table:table-cell>
          <table:table-cell office:value-type="string" calcext:value-type="string">
            <text:p/>
            <text:p>  4.28</text:p>
            <text:p/>
          </table:table-cell>
          <table:table-cell office:value-type="string" calcext:value-type="string">
            <text:p/>
            <text:p/>
            <text:p>  93,167</text:p>
            <text:p>  ratings</text:p>
            <text:p/>
          </table:table-cell>
          <table:table-cell office:value-type="string" calcext:value-type="string">
            <text:p/>
            <text:p/>
            <text:p>    1,320</text:p>
            <text:p>    reviews</text:p>
            <text:p/>
          </table:table-cell>
          <table:table-cell/>
          <table:table-cell office:value-type="string" calcext:value-type="string">
            <text:p>Paperback</text:p>
          </table:table-cell>
          <table:table-cell/>
          <table:table-cell office:value-type="string" calcext:value-type="string">
            <text:p>32 pages</text:p>
          </table:table-cell>
          <table:table-cell office:value-type="string" calcext:value-type="string">
            <text:p/>
            <text:p>            Published</text:p>
            <text:p>        April 30th 1993</text:p>
            <text:p>         by Houghton Mifflin</text:p>
            <text:p/>
            <text:p>            </text:p>
            <text:p>              (first published September 9th 1977)</text:p>
            <text:p>            </text:p>
            <text:p/>
          </table:table-cell>
          <table:table-cell office:value-type="string" calcext:value-type="string">
            <text:p>['Childrens', 'Childrens']</text:p>
          </table:table-cell>
          <table:table-cell table:number-columns-repeated="1012"/>
        </table:table-row>
        <table:table-row table:style-name="ro2">
          <table:table-cell office:value-type="float" office:value="100052" calcext:value-type="float">
            <text:p>100052</text:p>
          </table:table-cell>
          <table:table-cell office:value-type="string" calcext:value-type="string">
            <text:p/>
            <text:p>      Austerlitz</text:p>
            <text:p/>
          </table:table-cell>
          <table:table-cell office:value-type="string" calcext:value-type="string">
            <text:p>W.G. Sebald</text:p>
          </table:table-cell>
          <table:table-cell office:value-type="string" calcext:value-type="string">
            <text:p/>
            <text:p>  4.04</text:p>
            <text:p/>
          </table:table-cell>
          <table:table-cell office:value-type="string" calcext:value-type="string">
            <text:p/>
            <text:p/>
            <text:p>  12,278</text:p>
            <text:p>  ratings</text:p>
            <text:p/>
          </table:table-cell>
          <table:table-cell office:value-type="string" calcext:value-type="string">
            <text:p/>
            <text:p/>
            <text:p>    1,099</text:p>
            <text:p>    reviews</text:p>
            <text:p/>
          </table:table-cell>
          <table:table-cell office:value-type="string" calcext:value-type="string">
            <text:p>Wer ist Austerlitz? Ein rĂ¤tselhafter Fremder, der immer wieder an den ungewĂ¶hnlichsten Orten auftaucht: am Bahnhof, am Handschuhmarkt, im Industriequartier ... Und jedes Mal erzĂ¤hlt er ein StĂ¼ck mehr von seiner Lebensgeschichte, der Geschichte eines unermĂ¼dlichen Wanderers durch unsere Kultur und Architektur und der Geschichte eines Mannes, dem als Kind Heimat, Sprache und Name geraubt wurden.</text:p>
          </table:table-cell>
          <table:table-cell office:value-type="string" calcext:value-type="string">
            <text:p>Paperback</text:p>
          </table:table-cell>
          <table:table-cell/>
          <table:table-cell office:value-type="string" calcext:value-type="string">
            <text:p>417 pages</text:p>
          </table:table-cell>
          <table:table-cell office:value-type="string" calcext:value-type="string">
            <text:p/>
            <text:p>            Published</text:p>
            <text:p>        January 16th 2003</text:p>
            <text:p>         by Fischer Taschenbuch</text:p>
            <text:p/>
            <text:p>            </text:p>
            <text:p>              (first published November 6th 2001)</text:p>
            <text:p>            </text:p>
            <text:p/>
          </table:table-cell>
          <table:table-cell office:value-type="string" calcext:value-type="string">
            <text:p>['1', 'Fiction', 'Historical', 'European', 'Cultural', 'Novels', 'Literature']</text:p>
          </table:table-cell>
          <table:table-cell table:number-columns-repeated="1012"/>
        </table:table-row>
        <table:table-row table:style-name="ro2">
          <table:table-cell office:value-type="float" office:value="100053" calcext:value-type="float">
            <text:p>100053</text:p>
          </table:table-cell>
          <table:table-cell office:value-type="string" calcext:value-type="string">
            <text:p/>
            <text:p>      Metadata Murders</text:p>
            <text:p/>
          </table:table-cell>
          <table:table-cell office:value-type="string" calcext:value-type="string">
            <text:p>William Fietzer</text:p>
          </table:table-cell>
          <table:table-cell office:value-type="string" calcext:value-type="string">
            <text:p/>
            <text:p>  2.00</text:p>
            <text:p/>
          </table:table-cell>
          <table:table-cell office:value-type="string" calcext:value-type="string">
            <text:p/>
            <text:p/>
            <text:p>  1</text:p>
            <text:p>  rating</text:p>
            <text:p/>
          </table:table-cell>
          <table:table-cell office:value-type="string" calcext:value-type="string">
            <text:p/>
            <text:p/>
            <text:p>    0</text:p>
            <text:p>    reviews</text:p>
            <text:p/>
          </table:table-cell>
          <table:table-cell office:value-type="string" calcext:value-type="string">
            <text:p>Internet security expert, Benjamin Hackwell, has put his life back together when he receives e-mail from his daughter, Caitline. Eager for any communication from her, Ben watches in horror as Caitline stars in her own snuff flick. Determined to find out if what he has seen is real, Ben discovers that all of Caitline's bank accounts are closed, her phone is disconnected, and her whereabouts unknown. Ben's investigation plunges him into the underworld of the dark Web where data is hidden. The electronic information that identifies and furthers man's noblest ambitions also can promote identity theft, virtual prostitution, and murder by remote control. The metadata that surrounds that information and makes activities such as text messaging and online banking possible can be manipulated to deceive, enslave, and destroy as well. Metadata Murders is a saga of man's definition of what it means to be human. Beyond his programming skill or knowledge of the Internet, Ben's quest challenges the truth of human commitment. It tests whether man's love for others can triumph over the basest aspects of our existence and bring true knowledge to light.</text:p>
          </table:table-cell>
          <table:table-cell office:value-type="string" calcext:value-type="string">
            <text:p>Paperback</text:p>
          </table:table-cell>
          <table:table-cell/>
          <table:table-cell office:value-type="string" calcext:value-type="string">
            <text:p>308 pages</text:p>
          </table:table-cell>
          <table:table-cell office:value-type="string" calcext:value-type="string">
            <text:p/>
            <text:p>            Published</text:p>
            <text:p>        January 22nd 2006</text:p>
            <text:p>         by iUniverse</text:p>
            <text:p/>
            <text:p>            </text:p>
            <text:p>              (first published 2006)</text:p>
            <text:p>            </text:p>
            <text:p/>
          </table:table-cell>
          <table:table-cell office:value-type="string" calcext:value-type="string">
            <text:p>[]</text:p>
          </table:table-cell>
          <table:table-cell table:number-columns-repeated="1012"/>
        </table:table-row>
        <table:table-row table:style-name="ro3">
          <table:table-cell office:value-type="float" office:value="100054" calcext:value-type="float">
            <text:p>100054</text:p>
          </table:table-cell>
          <table:table-cell office:value-type="string" calcext:value-type="string">
            <text:p/>
            <text:p>      Dykes to Watch Out For: The Sequel</text:p>
            <text:p/>
          </table:table-cell>
          <table:table-cell office:value-type="string" calcext:value-type="string">
            <text:p>Alison Bechdel</text:p>
          </table:table-cell>
          <table:table-cell office:value-type="string" calcext:value-type="string">
            <text:p/>
            <text:p>  4.27</text:p>
            <text:p/>
          </table:table-cell>
          <table:table-cell office:value-type="string" calcext:value-type="string">
            <text:p/>
            <text:p/>
            <text:p>  473</text:p>
            <text:p>  ratings</text:p>
            <text:p/>
          </table:table-cell>
          <table:table-cell office:value-type="string" calcext:value-type="string">
            <text:p/>
            <text:p/>
            <text:p>    15</text:p>
            <text:p>    reviews</text:p>
            <text:p/>
          </table:table-cell>
          <table:table-cell/>
          <table:table-cell office:value-type="string" calcext:value-type="string">
            <text:p>Paperback</text:p>
          </table:table-cell>
          <table:table-cell/>
          <table:table-cell office:value-type="string" calcext:value-type="string">
            <text:p>133 pages</text:p>
          </table:table-cell>
          <table:table-cell office:value-type="string" calcext:value-type="string">
            <text:p/>
            <text:p>            Published</text:p>
            <text:p>        February 1st 1992</text:p>
            <text:p>         by Firebrand Books</text:p>
            <text:p/>
            <text:p>      </text:p>
          </table:table-cell>
          <table:table-cell office:value-type="string" calcext:value-type="string">
            <text:p>['Sequential', 'GLBT', 'Sequential', 'Humor', 'Fiction', 'LGBT', 'GLBT', 'Graphic']</text:p>
          </table:table-cell>
          <table:table-cell table:number-columns-repeated="1012"/>
        </table:table-row>
        <table:table-row table:style-name="ro2">
          <table:table-cell office:value-type="float" office:value="100055" calcext:value-type="float">
            <text:p>100055</text:p>
          </table:table-cell>
          <table:table-cell office:value-type="string" calcext:value-type="string">
            <text:p/>
            <text:p>      River Rescue: A Manual for Whitewater Safety</text:p>
            <text:p/>
          </table:table-cell>
          <table:table-cell office:value-type="string" calcext:value-type="string">
            <text:p>Les Bechdel</text:p>
          </table:table-cell>
          <table:table-cell office:value-type="string" calcext:value-type="string">
            <text:p/>
            <text:p>  4.31</text:p>
            <text:p/>
          </table:table-cell>
          <table:table-cell office:value-type="string" calcext:value-type="string">
            <text:p/>
            <text:p/>
            <text:p>  35</text:p>
            <text:p>  ratings</text:p>
            <text:p/>
          </table:table-cell>
          <table:table-cell office:value-type="string" calcext:value-type="string">
            <text:p/>
            <text:p/>
            <text:p>    3</text:p>
            <text:p>    reviews</text:p>
            <text:p/>
          </table:table-cell>
          <table:table-cell/>
          <table:table-cell office:value-type="string" calcext:value-type="string">
            <text:p>Paperback</text:p>
          </table:table-cell>
          <table:table-cell office:value-type="string" calcext:value-type="string">
            <text:p>3rd Edition</text:p>
          </table:table-cell>
          <table:table-cell office:value-type="string" calcext:value-type="string">
            <text:p>320 pages</text:p>
          </table:table-cell>
          <table:table-cell office:value-type="string" calcext:value-type="string">
            <text:p/>
            <text:p>            Published</text:p>
            <text:p>        March 1st 1997</text:p>
            <text:p>         by Appalachian Mountain Club Books</text:p>
            <text:p/>
            <text:p>            </text:p>
            <text:p>              (first published 1985)</text:p>
            <text:p>            </text:p>
            <text:p/>
          </table:table-cell>
          <table:table-cell office:value-type="string" calcext:value-type="string">
            <text:p>[]</text:p>
          </table:table-cell>
          <table:table-cell table:number-columns-repeated="1012"/>
        </table:table-row>
        <table:table-row table:style-name="ro1" table:number-rows-repeated="104851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2T09:31:24.847537317</dc:date>
    <meta:editing-duration>PT26M48S</meta:editing-duration>
    <meta:editing-cycles>1</meta:editing-cycles>
    <meta:document-statistic meta:table-count="1" meta:cell-count="590" meta:object-count="0"/>
    <meta:generator>LibreOffice/6.0.7.3$Linux_X86_64 LibreOffice_project/00m0$Build-3</meta:generator>
  </office:meta>
</office:document-meta>
</file>